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5763" officeooo:paragraph-rsid="00095763" style:font-size-asian="13.1000003814697pt" style:font-size-complex="15pt"/>
    </style:style>
    <style:style style:name="P2" style:family="paragraph" style:parent-style-name="Standard">
      <style:text-properties fo:font-size="20pt" officeooo:rsid="00095763" officeooo:paragraph-rsid="00095763" style:font-size-asian="20pt" style:font-size-complex="20pt"/>
    </style:style>
    <style:style style:name="P3" style:family="paragraph" style:parent-style-name="Standard">
      <style:text-properties fo:font-size="13pt" officeooo:rsid="0009b395" officeooo:paragraph-rsid="0009b395" style:font-size-asian="13pt" style:font-size-complex="13pt"/>
    </style:style>
    <style:style style:name="P4" style:family="paragraph" style:parent-style-name="Standard">
      <style:text-properties fo:font-size="13pt" officeooo:rsid="00095763" officeooo:paragraph-rsid="00095763" style:font-size-asian="13pt" style:font-size-complex="13pt"/>
    </style:style>
    <style:style style:name="P5" style:family="paragraph" style:parent-style-name="Standard">
      <style:text-properties fo:font-size="13pt" officeooo:rsid="000b2f22" officeooo:paragraph-rsid="00095763" style:font-size-asian="13pt" style:font-size-complex="13pt"/>
    </style:style>
    <style:style style:name="P6" style:family="paragraph" style:parent-style-name="Standard">
      <style:text-properties fo:font-size="13pt" officeooo:rsid="0017e375" officeooo:paragraph-rsid="0017e375" style:font-size-asian="13pt" style:font-size-complex="13pt"/>
    </style:style>
    <style:style style:name="P7" style:family="paragraph" style:parent-style-name="Standard">
      <style:text-properties fo:font-size="13pt" officeooo:rsid="00095763" officeooo:paragraph-rsid="00095763" style:font-size-asian="13pt" style:font-size-complex="13pt"/>
    </style:style>
    <style:style style:name="T1" style:family="text">
      <style:text-properties officeooo:rsid="000f33b4"/>
    </style:style>
    <style:style style:name="T2" style:family="text">
      <style:text-properties officeooo:rsid="00137142"/>
    </style:style>
    <style:style style:name="T3" style:family="text">
      <style:text-properties officeooo:rsid="0015e5cd"/>
    </style:style>
    <style:style style:name="T4" style:family="text">
      <style:text-properties officeooo:rsid="001a66fd"/>
    </style:style>
    <style:style style:name="T5" style:family="text">
      <style:text-properties officeooo:rsid="001a8d75"/>
    </style:style>
    <style:style style:name="T6" style:family="text">
      <style:text-properties officeooo:rsid="001b7c61"/>
    </style:style>
    <style:style style:name="T7" style:family="text">
      <style:text-properties style:text-position="sub 58%" officeooo:rsid="001b7c61"/>
    </style:style>
    <style:style style:name="T8" style:family="text">
      <style:text-properties style:text-position="sub 58%" officeooo:rsid="001fb210"/>
    </style:style>
    <style:style style:name="T9" style:family="text">
      <style:text-properties officeooo:rsid="001bd47c"/>
    </style:style>
    <style:style style:name="T10" style:family="text">
      <style:text-properties officeooo:rsid="001f2e3b"/>
    </style:style>
    <style:style style:name="T11" style:family="text">
      <style:text-properties officeooo:rsid="001f6327"/>
    </style:style>
    <style:style style:name="T12" style:family="text">
      <style:text-properties officeooo:rsid="001fb210"/>
    </style:style>
    <style:style style:name="T13" style:family="text">
      <style:text-properties officeooo:rsid="002171b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laboratorium <text:span text:style-name="T4">6</text:span></text:p>
      <text:p text:style-name="P1">Szymon Furmańczyk 209320</text:p>
      <text:p text:style-name="P4"/>
      <text:p text:style-name="P3">Testy zostały przeprowadzone dla <text:span text:style-name="T4">wartości typu int losowanych </text:span>z zakresu <text:span text:style-name="T4">0 -10000</text:span>. Polegały na umieszczaniu na struktur<text:span text:style-name="T1">ze tablicy </text:span>n elementów <text:span text:style-name="T2">i posortowaniu ich</text:span>. Serie były powtarzane <text:span text:style-name="T5">10</text:span> razy co <text:span text:style-name="T5">10</text:span> elementów aż do osiągnięcia zadanej liczby danych, w tym przypadku <text:span text:style-name="T5">1</text:span>000.</text:p>
      <text:p text:style-name="P4"/>
      <text:p text:style-name="P4">Wykres zależności czasu wykonania operacji <text:span text:style-name="T3">odczytu</text:span> dla <text:span text:style-name="T11">algorytmu</text:span>:</text:p>
      <text:p text:style-name="P4"><draw:frame draw:style-name="fr1" draw:name="Obiekt1" text:anchor-type="paragraph" svg:x="-0.048cm" svg:y="0.102cm" svg:width="17.244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Wnioski:</text:p>
      <text:p text:style-name="P6"><text:span text:style-name="T10">Teoretyczna z</text:span>ależność czasu wykonania operacji <text:span text:style-name="T6">sortowania</text:span> <text:span text:style-name="T10">dla tego algorytmu wynosi</text:span> O(<text:span text:style-name="T6">nlog</text:span><text:span text:style-name="T7">2</text:span><text:span text:style-name="T6">n</text:span>). Wykorzystana implementacja <text:s/>ma złożoność <text:span text:style-name="T13">maksymalną</text:span> O(<text:span text:style-name="T12">nlog</text:span><text:span text:style-name="T8">2</text:span><text:span text:style-name="T12">n</text:span>).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7:33:03.617298852</meta:creation-date>
    <dc:date>2015-05-04T02:38:56.566225083</dc:date>
    <meta:editing-duration>PT2H7M40S</meta:editing-duration>
    <meta:editing-cycles>23</meta:editing-cycles>
    <meta:generator>LibreOffice/4.2.7.2$Linux_X86_64 LibreOffice_project/420m0$Build-2</meta:generator>
    <meta:document-statistic meta:table-count="0" meta:image-count="0" meta:object-count="1" meta:page-count="1" meta:paragraph-count="6" meta:word-count="73" meta:character-count="550" meta:non-whitespace-character-count="4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43cm" svg:height="8.999cm" xlink:href="." xlink:type="simple" chart:class="chart:bar" chart:style-name="ch1">
        <chart:plot-area chart:style-name="ch2" chart:data-source-has-labels="both" svg:x="1.355cm" svg:y="0.179cm" svg:width="15.544cm" svg:height="7.66cm">
          <chartooo:coordinate-region svg:x="3.088cm" svg:y="0.378cm" svg:width="13.811cm" svg:height="6.407cm"/>
          <chart:axis chart:dimension="x" chart:name="primary-x" chart:style-name="ch3" chartooo:axis-type="auto">
            <chartooo:date-scale/>
            <chart:title svg:x="8.011cm" svg:y="8.018cm" chart:style-name="ch4">
              <text:p>Ilość danych [ ]</text:p>
            </chart:title>
            <chart:categories table:cell-range-address="local-table.$A$2:.$A$1001"/>
          </chart:axis>
          <chart:axis chart:dimension="y" chart:name="primary-y" chart:style-name="ch5">
            <chart:title svg:x="0.451cm" svg:y="6.17cm" chart:style-name="ch6">
              <text:p>Czas wykonania operacji [ns]</text:p>
            </chart:title>
            <chart:grid chart:style-name="ch7" chart:class="major"/>
          </chart:axis>
          <chart:series chart:style-name="ch8" chart:values-cell-range-address="local-table.$B$2:.$B$1001" chart:label-cell-address="local-table.$B$1" chart:class="chart:bar">
            <chart:regression-curve chart:style-name="ch9">
              <chart:equation chart:display-equation="true" chart:display-r-square="false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788">
                <text:p>347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648">
                <text:p>666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622">
                <text:p>1026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514">
                <text:p>1365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9360">
                <text:p>16936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4235">
                <text:p>2042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3823">
                <text:p>2538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6225">
                <text:p>246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6994">
                <text:p>2269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7110">
                <text:p>25711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1605">
                <text:p>2816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4662">
                <text:p>3046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37318">
                <text:p>33731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2942">
                <text:p>3629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8572">
                <text:p>3885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15887">
                <text:p>41588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43756">
                <text:p>4437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70221">
                <text:p>47022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98083">
                <text:p>4980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29731">
                <text:p>52973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51143">
                <text:p>5511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53044">
                <text:p>75304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16412">
                <text:p>11164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75717">
                <text:p>11757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10652">
                <text:p>121065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63357">
                <text:p>126335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11220">
                <text:p>13112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64936">
                <text:p>136493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419099">
                <text:p>14190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71155">
                <text:p>14711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24436">
                <text:p>15244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15515">
                <text:p>16155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631579">
                <text:p>163157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689791">
                <text:p>168979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720847">
                <text:p>172084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78778">
                <text:p>17787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50088">
                <text:p>185008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05379">
                <text:p>190537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943460">
                <text:p>194346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93771">
                <text:p>199377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034056">
                <text:p>203405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130867">
                <text:p>213086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147541">
                <text:p>214754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190831">
                <text:p>219083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257467">
                <text:p>225746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313533">
                <text:p>231353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368495">
                <text:p>236849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427149">
                <text:p>242714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477762">
                <text:p>24777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15805">
                <text:p>251580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593801">
                <text:p>259380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600868">
                <text:p>260086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665520">
                <text:p>266552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731419">
                <text:p>273141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623050">
                <text:p>162305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51431">
                <text:p>155143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579891">
                <text:p>157989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601446">
                <text:p>160144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211704">
                <text:p>221170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051226">
                <text:p>305122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102213">
                <text:p>310221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152469">
                <text:p>31524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212941">
                <text:p>321294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002959">
                <text:p>200295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193589">
                <text:p>219358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08907">
                <text:p>190890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795059">
                <text:p>279505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469578">
                <text:p>346957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520016">
                <text:p>352001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294491">
                <text:p>329449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987588">
                <text:p>198758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030055">
                <text:p>203005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055979">
                <text:p>205597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187789">
                <text:p>218778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897201">
                <text:p>389720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174715">
                <text:p>217471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157490">
                <text:p>215749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574742">
                <text:p>257474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046376">
                <text:p>40463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108646">
                <text:p>410864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181090">
                <text:p>418109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212020">
                <text:p>421202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289877">
                <text:p>428987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345091">
                <text:p>434509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384404">
                <text:p>438440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419238">
                <text:p>441923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504692">
                <text:p>450469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513799">
                <text:p>451379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595342">
                <text:p>45953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699571">
                <text:p>469957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706210">
                <text:p>470621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741550">
                <text:p>474155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800305">
                <text:p>480030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156616">
                <text:p>415661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917526">
                <text:p>491752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991014">
                <text:p>499101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011772">
                <text:p>501177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5095501">
                <text:p>509550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193063">
                <text:p>51930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39103">
                <text:p>523910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5230759">
                <text:p>523075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5321617">
                <text:p>532161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3047767">
                <text:p>304776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2950455">
                <text:p>295045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318720">
                <text:p>431872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567277">
                <text:p>556727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5542858">
                <text:p>554285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776631">
                <text:p>477663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3080440">
                <text:p>30804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217083">
                <text:p>521708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5876108">
                <text:p>587610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3306109">
                <text:p>3306109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4216304">
                <text:p>421630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5955240">
                <text:p>595524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279892">
                <text:p>427989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5912853">
                <text:p>5912853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175712">
                <text:p>617571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6243911">
                <text:p>624391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6196521">
                <text:p>619652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340727">
                <text:p>6340727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377458">
                <text:p>637745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422832">
                <text:p>642283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475645">
                <text:p>647564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4932220">
                <text:p>493222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628685">
                <text:p>3628685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598418">
                <text:p>359841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3695326">
                <text:p>369532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5922374">
                <text:p>5922374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6780316">
                <text:p>678031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894627">
                <text:p>6894627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6890818">
                <text:p>689081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6120293">
                <text:p>6120293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7071068">
                <text:p>7071068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7118395">
                <text:p>71183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221985">
                <text:p>7221985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7242814">
                <text:p>7242814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260835">
                <text:p>7260835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7273012">
                <text:p>7273012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7361408">
                <text:p>736140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423467">
                <text:p>742346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7455750">
                <text:p>745575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7471102">
                <text:p>7471102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5906324">
                <text:p>590632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170607">
                <text:p>417060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7563959">
                <text:p>756395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6630654">
                <text:p>6630654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7185390">
                <text:p>718539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7929378">
                <text:p>792937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6635753">
                <text:p>663575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048074">
                <text:p>7048074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4444918">
                <text:p>444491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4435293">
                <text:p>4435293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4429039">
                <text:p>4429039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650601">
                <text:p>665060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181878">
                <text:p>5181878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8380685">
                <text:p>8380685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8407188">
                <text:p>8407188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8172738">
                <text:p>8172738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4647256">
                <text:p>464725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444669">
                <text:p>6444669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6939382">
                <text:p>693938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643148">
                <text:p>8643148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8683061">
                <text:p>8683061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8758018">
                <text:p>875801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6220338">
                <text:p>6220338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4855987">
                <text:p>4855987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7661864">
                <text:p>766186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8961434">
                <text:p>8961434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9074260">
                <text:p>907426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9066692">
                <text:p>9066692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9169884">
                <text:p>916988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9214639">
                <text:p>9214639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7722472">
                <text:p>772247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9278979">
                <text:p>927897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9445837">
                <text:p>9445837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9449704">
                <text:p>9449704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9418321">
                <text:p>9418321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531119">
                <text:p>9531119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9583063">
                <text:p>958306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672870">
                <text:p>9672870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9671733">
                <text:p>967173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9796364">
                <text:p>979636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9829624">
                <text:p>982962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9333363">
                <text:p>933336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9584675">
                <text:p>958467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5486970">
                <text:p>5486970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6198546">
                <text:p>619854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5528394">
                <text:p>552839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6122489">
                <text:p>612248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7820697">
                <text:p>7820697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0279794">
                <text:p>1027979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279193">
                <text:p>1027919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9927639">
                <text:p>992763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7599104">
                <text:p>759910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0513957">
                <text:p>1051395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0038810">
                <text:p>1003881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0593636">
                <text:p>1059363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0737511">
                <text:p>1073751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0695227">
                <text:p>1069522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843041">
                <text:p>1084304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921616">
                <text:p>1092161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910177">
                <text:p>1091017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10943457">
                <text:p>1094345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0975151">
                <text:p>109751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0070070">
                <text:p>1007007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1022420">
                <text:p>11022420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1159892">
                <text:p>11159892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1199964">
                <text:p>11199964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1289969">
                <text:p>1128996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747302">
                <text:p>10747302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11352254">
                <text:p>11352254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1484099">
                <text:p>11484099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1500296">
                <text:p>11500296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11117508">
                <text:p>1111750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9604151">
                <text:p>9604151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0477855">
                <text:p>10477855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6698870">
                <text:p>6698870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11720531">
                <text:p>11720531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11854533">
                <text:p>1185453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1864237">
                <text:p>11864237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1949388">
                <text:p>11949388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2129967">
                <text:p>12129967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11247644">
                <text:p>11247644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21289">
                <text:p>1212128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2221671">
                <text:p>12221671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2243439">
                <text:p>12243439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10509834">
                <text:p>10509834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6726598">
                <text:p>6726598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8301411">
                <text:p>830141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956408">
                <text:p>10956408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12539459">
                <text:p>12539459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11489347">
                <text:p>11489347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2659254">
                <text:p>12659254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12737048">
                <text:p>1273704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2770295">
                <text:p>12770295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2774471">
                <text:p>12774471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9801067">
                <text:p>9801067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9447092">
                <text:p>9447092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13011196">
                <text:p>1301119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1445660">
                <text:p>11445660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3155997">
                <text:p>13155997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11454237">
                <text:p>11454237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10742791">
                <text:p>10742791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3377624">
                <text:p>1337762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3368478">
                <text:p>13368478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3376693">
                <text:p>13376693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13497057">
                <text:p>13497057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2382494">
                <text:p>12382494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13557997">
                <text:p>1355799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618392">
                <text:p>13618392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13677039">
                <text:p>13677039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13805942">
                <text:p>13805942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13916862">
                <text:p>13916862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13788738">
                <text:p>1378873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2120736">
                <text:p>12120736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884371">
                <text:p>13884371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11695485">
                <text:p>11695485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7721749">
                <text:p>7721749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14080101">
                <text:p>1408010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4257976">
                <text:p>14257976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4179333">
                <text:p>14179333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11989965">
                <text:p>11989965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7637693">
                <text:p>7637693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13166257">
                <text:p>13166257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4490723">
                <text:p>14490723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14615807">
                <text:p>14615807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11141938">
                <text:p>11141938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9187285">
                <text:p>9187285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10079516">
                <text:p>1007951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1742328">
                <text:p>11742328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12739808">
                <text:p>12739808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14915989">
                <text:p>14915989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11416592">
                <text:p>11416592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12164529">
                <text:p>1216452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8193591">
                <text:p>8193591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8835711">
                <text:p>8835711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10107670">
                <text:p>10107670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11432462">
                <text:p>11432462</text:p>
              </table:table-cell>
            </table:table-row>
            <table:table-row>
              <table:table-cell office:value-type="float" office:value="2790">
                <text:p>2790</text:p>
              </table:table-cell>
              <table:table-cell office:value-type="float" office:value="12365153">
                <text:p>1236515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8040597">
                <text:p>8040597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8988167">
                <text:p>8988167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8463676">
                <text:p>8463676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8519014">
                <text:p>8519014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8508643">
                <text:p>850864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0992533">
                <text:p>10992533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12620203">
                <text:p>12620203</text:p>
              </table:table-cell>
            </table:table-row>
            <table:table-row>
              <table:table-cell office:value-type="float" office:value="2870">
                <text:p>2870</text:p>
              </table:table-cell>
              <table:table-cell office:value-type="float" office:value="15788208">
                <text:p>1578820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808619">
                <text:p>15808619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11371682">
                <text:p>1137168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275130">
                <text:p>11275130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15991435">
                <text:p>15991435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16115074">
                <text:p>16115074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16093594">
                <text:p>16093594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16147179">
                <text:p>16147179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2373703">
                <text:p>12373703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9254158">
                <text:p>9254158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12993006">
                <text:p>12993006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13154161">
                <text:p>13154161</text:p>
              </table:table-cell>
            </table:table-row>
            <table:table-row>
              <table:table-cell office:value-type="float" office:value="2990">
                <text:p>2990</text:p>
              </table:table-cell>
              <table:table-cell office:value-type="float" office:value="13484518">
                <text:p>134845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755489">
                <text:p>11755489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4860255">
                <text:p>14860255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16694981">
                <text:p>16694981</text:p>
              </table:table-cell>
            </table:table-row>
            <table:table-row>
              <table:table-cell office:value-type="float" office:value="3030">
                <text:p>3030</text:p>
              </table:table-cell>
              <table:table-cell office:value-type="float" office:value="14613819">
                <text:p>14613819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16849693">
                <text:p>16849693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0946448">
                <text:p>10946448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16841372">
                <text:p>16841372</text:p>
              </table:table-cell>
            </table:table-row>
            <table:table-row>
              <table:table-cell office:value-type="float" office:value="3070">
                <text:p>3070</text:p>
              </table:table-cell>
              <table:table-cell office:value-type="float" office:value="16891006">
                <text:p>16891006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16155538">
                <text:p>16155538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14239325">
                <text:p>1423932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2231316">
                <text:p>12231316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14769813">
                <text:p>14769813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17214561">
                <text:p>17214561</text:p>
              </table:table-cell>
            </table:table-row>
            <table:table-row>
              <table:table-cell office:value-type="float" office:value="3130">
                <text:p>3130</text:p>
              </table:table-cell>
              <table:table-cell office:value-type="float" office:value="17251968">
                <text:p>17251968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9995163">
                <text:p>9995163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15918503">
                <text:p>15918503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15215291">
                <text:p>15215291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17414698">
                <text:p>17414698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17482571">
                <text:p>17482571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17707237">
                <text:p>1770723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7596009">
                <text:p>17596009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17868930">
                <text:p>17868930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16809973">
                <text:p>16809973</text:p>
              </table:table-cell>
            </table:table-row>
            <table:table-row>
              <table:table-cell office:value-type="float" office:value="3230">
                <text:p>3230</text:p>
              </table:table-cell>
              <table:table-cell office:value-type="float" office:value="17847308">
                <text:p>17847308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11613241">
                <text:p>11613241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1644959">
                <text:p>11644959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13948955">
                <text:p>13948955</text:p>
              </table:table-cell>
            </table:table-row>
            <table:table-row>
              <table:table-cell office:value-type="float" office:value="3270">
                <text:p>3270</text:p>
              </table:table-cell>
              <table:table-cell office:value-type="float" office:value="14005517">
                <text:p>14005517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12119853">
                <text:p>12119853</text:p>
              </table:table-cell>
            </table:table-row>
            <table:table-row>
              <table:table-cell office:value-type="float" office:value="3290">
                <text:p>3290</text:p>
              </table:table-cell>
              <table:table-cell office:value-type="float" office:value="15754503">
                <text:p>1575450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890210">
                <text:p>11890210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12134840">
                <text:p>12134840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9998909">
                <text:p>9998909</text:p>
              </table:table-cell>
            </table:table-row>
            <table:table-row>
              <table:table-cell office:value-type="float" office:value="3330">
                <text:p>3330</text:p>
              </table:table-cell>
              <table:table-cell office:value-type="float" office:value="12026785">
                <text:p>12026785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18398564">
                <text:p>18398564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8526735">
                <text:p>18526735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17862859">
                <text:p>17862859</text:p>
              </table:table-cell>
            </table:table-row>
            <table:table-row>
              <table:table-cell office:value-type="float" office:value="3370">
                <text:p>3370</text:p>
              </table:table-cell>
              <table:table-cell office:value-type="float" office:value="18523784">
                <text:p>18523784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16463391">
                <text:p>16463391</text:p>
              </table:table-cell>
            </table:table-row>
            <table:table-row>
              <table:table-cell office:value-type="float" office:value="3390">
                <text:p>3390</text:p>
              </table:table-cell>
              <table:table-cell office:value-type="float" office:value="10734440">
                <text:p>1073444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276590">
                <text:p>10276590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17840070">
                <text:p>17840070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18958547">
                <text:p>18958547</text:p>
              </table:table-cell>
            </table:table-row>
            <table:table-row>
              <table:table-cell office:value-type="float" office:value="3430">
                <text:p>3430</text:p>
              </table:table-cell>
              <table:table-cell office:value-type="float" office:value="15120922">
                <text:p>15120922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18953171">
                <text:p>18953171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8984113">
                <text:p>18984113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19054630">
                <text:p>19054630</text:p>
              </table:table-cell>
            </table:table-row>
            <table:table-row>
              <table:table-cell office:value-type="float" office:value="3470">
                <text:p>3470</text:p>
              </table:table-cell>
              <table:table-cell office:value-type="float" office:value="16016453">
                <text:p>16016453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19203161">
                <text:p>19203161</text:p>
              </table:table-cell>
            </table:table-row>
            <table:table-row>
              <table:table-cell office:value-type="float" office:value="3490">
                <text:p>3490</text:p>
              </table:table-cell>
              <table:table-cell office:value-type="float" office:value="13270115">
                <text:p>1327011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571308">
                <text:p>14571308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19452450">
                <text:p>19452450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9374669">
                <text:p>19374669</text:p>
              </table:table-cell>
            </table:table-row>
            <table:table-row>
              <table:table-cell office:value-type="float" office:value="3530">
                <text:p>3530</text:p>
              </table:table-cell>
              <table:table-cell office:value-type="float" office:value="16992758">
                <text:p>16992758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19614631">
                <text:p>19614631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9659733">
                <text:p>19659733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19540586">
                <text:p>19540586</text:p>
              </table:table-cell>
            </table:table-row>
            <table:table-row>
              <table:table-cell office:value-type="float" office:value="3570">
                <text:p>3570</text:p>
              </table:table-cell>
              <table:table-cell office:value-type="float" office:value="18180536">
                <text:p>18180536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16826600">
                <text:p>16826600</text:p>
              </table:table-cell>
            </table:table-row>
            <table:table-row>
              <table:table-cell office:value-type="float" office:value="3590">
                <text:p>3590</text:p>
              </table:table-cell>
              <table:table-cell office:value-type="float" office:value="19861706">
                <text:p>1986170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0025345">
                <text:p>20025345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20049083">
                <text:p>20049083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20163975">
                <text:p>20163975</text:p>
              </table:table-cell>
            </table:table-row>
            <table:table-row>
              <table:table-cell office:value-type="float" office:value="3630">
                <text:p>3630</text:p>
              </table:table-cell>
              <table:table-cell office:value-type="float" office:value="10354706">
                <text:p>10354706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17068499">
                <text:p>17068499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9667620">
                <text:p>19667620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20308484">
                <text:p>20308484</text:p>
              </table:table-cell>
            </table:table-row>
            <table:table-row>
              <table:table-cell office:value-type="float" office:value="3670">
                <text:p>3670</text:p>
              </table:table-cell>
              <table:table-cell office:value-type="float" office:value="20369719">
                <text:p>20369719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16724440">
                <text:p>16724440</text:p>
              </table:table-cell>
            </table:table-row>
            <table:table-row>
              <table:table-cell office:value-type="float" office:value="3690">
                <text:p>3690</text:p>
              </table:table-cell>
              <table:table-cell office:value-type="float" office:value="20422898">
                <text:p>2042289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0596948">
                <text:p>20596948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20551058">
                <text:p>20551058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20625953">
                <text:p>20625953</text:p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17341372">
                <text:p>17341372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20640137">
                <text:p>20640137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8535305">
                <text:p>18535305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15857249">
                <text:p>15857249</text:p>
              </table:table-cell>
            </table:table-row>
            <table:table-row>
              <table:table-cell office:value-type="float" office:value="3770">
                <text:p>3770</text:p>
              </table:table-cell>
              <table:table-cell office:value-type="float" office:value="20911463">
                <text:p>20911463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17154834">
                <text:p>17154834</text:p>
              </table:table-cell>
            </table:table-row>
            <table:table-row>
              <table:table-cell office:value-type="float" office:value="3790">
                <text:p>3790</text:p>
              </table:table-cell>
              <table:table-cell office:value-type="float" office:value="20955344">
                <text:p>2095534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1191761">
                <text:p>21191761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21254255">
                <text:p>21254255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16827937">
                <text:p>16827937</text:p>
              </table:table-cell>
            </table:table-row>
            <table:table-row>
              <table:table-cell office:value-type="float" office:value="3830">
                <text:p>3830</text:p>
              </table:table-cell>
              <table:table-cell office:value-type="float" office:value="12442988">
                <text:p>1244298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4072562">
                <text:p>14072562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0514834">
                <text:p>20514834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11722082">
                <text:p>11722082</text:p>
              </table:table-cell>
            </table:table-row>
            <table:table-row>
              <table:table-cell office:value-type="float" office:value="3870">
                <text:p>3870</text:p>
              </table:table-cell>
              <table:table-cell office:value-type="float" office:value="11697769">
                <text:p>11697769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16332789">
                <text:p>16332789</text:p>
              </table:table-cell>
            </table:table-row>
            <table:table-row>
              <table:table-cell office:value-type="float" office:value="3890">
                <text:p>3890</text:p>
              </table:table-cell>
              <table:table-cell office:value-type="float" office:value="21638534">
                <text:p>2163853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7517170">
                <text:p>17517170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21888723">
                <text:p>21888723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15945230">
                <text:p>15945230</text:p>
              </table:table-cell>
            </table:table-row>
            <table:table-row>
              <table:table-cell office:value-type="float" office:value="3930">
                <text:p>3930</text:p>
              </table:table-cell>
              <table:table-cell office:value-type="float" office:value="17634438">
                <text:p>17634438</text:p>
              </table:table-cell>
            </table:table-row>
            <table:table-row>
              <table:table-cell office:value-type="float" office:value="3940">
                <text:p>3940</text:p>
              </table:table-cell>
              <table:table-cell office:value-type="float" office:value="21983206">
                <text:p>21983206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14768489">
                <text:p>14768489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17168189">
                <text:p>17168189</text:p>
              </table:table-cell>
            </table:table-row>
            <table:table-row>
              <table:table-cell office:value-type="float" office:value="3970">
                <text:p>3970</text:p>
              </table:table-cell>
              <table:table-cell office:value-type="float" office:value="22111146">
                <text:p>22111146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22140589">
                <text:p>22140589</text:p>
              </table:table-cell>
            </table:table-row>
            <table:table-row>
              <table:table-cell office:value-type="float" office:value="3990">
                <text:p>3990</text:p>
              </table:table-cell>
              <table:table-cell office:value-type="float" office:value="22246914">
                <text:p>2224691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637258">
                <text:p>19637258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15482454">
                <text:p>15482454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18236298">
                <text:p>18236298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22181373">
                <text:p>22181373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22516843">
                <text:p>22516843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20623651">
                <text:p>20623651</text:p>
              </table:table-cell>
            </table:table-row>
            <table:table-row>
              <table:table-cell office:value-type="float" office:value="4060">
                <text:p>4060</text:p>
              </table:table-cell>
              <table:table-cell office:value-type="float" office:value="21090676">
                <text:p>21090676</text:p>
              </table:table-cell>
            </table:table-row>
            <table:table-row>
              <table:table-cell office:value-type="float" office:value="4070">
                <text:p>4070</text:p>
              </table:table-cell>
              <table:table-cell office:value-type="float" office:value="22631219">
                <text:p>22631219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19600299">
                <text:p>19600299</text:p>
              </table:table-cell>
            </table:table-row>
            <table:table-row>
              <table:table-cell office:value-type="float" office:value="4090">
                <text:p>4090</text:p>
              </table:table-cell>
              <table:table-cell office:value-type="float" office:value="15759941">
                <text:p>1575994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8302948">
                <text:p>18302948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22883053">
                <text:p>22883053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22929540">
                <text:p>22929540</text:p>
              </table:table-cell>
            </table:table-row>
            <table:table-row>
              <table:table-cell office:value-type="float" office:value="4130">
                <text:p>4130</text:p>
              </table:table-cell>
              <table:table-cell office:value-type="float" office:value="23027318">
                <text:p>23027318</text:p>
              </table:table-cell>
            </table:table-row>
            <table:table-row>
              <table:table-cell office:value-type="float" office:value="4140">
                <text:p>4140</text:p>
              </table:table-cell>
              <table:table-cell office:value-type="float" office:value="11415398">
                <text:p>1141539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13592617">
                <text:p>13592617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22737845">
                <text:p>22737845</text:p>
              </table:table-cell>
            </table:table-row>
            <table:table-row>
              <table:table-cell office:value-type="float" office:value="4170">
                <text:p>4170</text:p>
              </table:table-cell>
              <table:table-cell office:value-type="float" office:value="23157508">
                <text:p>23157508</text:p>
              </table:table-cell>
            </table:table-row>
            <table:table-row>
              <table:table-cell office:value-type="float" office:value="4180">
                <text:p>4180</text:p>
              </table:table-cell>
              <table:table-cell office:value-type="float" office:value="23293595">
                <text:p>23293595</text:p>
              </table:table-cell>
            </table:table-row>
            <table:table-row>
              <table:table-cell office:value-type="float" office:value="4190">
                <text:p>4190</text:p>
              </table:table-cell>
              <table:table-cell office:value-type="float" office:value="19963137">
                <text:p>1996313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3320785">
                <text:p>23320785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23431418">
                <text:p>23431418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23588276">
                <text:p>23588276</text:p>
              </table:table-cell>
            </table:table-row>
            <table:table-row>
              <table:table-cell office:value-type="float" office:value="4230">
                <text:p>4230</text:p>
              </table:table-cell>
              <table:table-cell office:value-type="float" office:value="19226061">
                <text:p>19226061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23639642">
                <text:p>23639642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3590272">
                <text:p>23590272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23630117">
                <text:p>23630117</text:p>
              </table:table-cell>
            </table:table-row>
            <table:table-row>
              <table:table-cell office:value-type="float" office:value="4270">
                <text:p>4270</text:p>
              </table:table-cell>
              <table:table-cell office:value-type="float" office:value="23822228">
                <text:p>23822228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22945673">
                <text:p>22945673</text:p>
              </table:table-cell>
            </table:table-row>
            <table:table-row>
              <table:table-cell office:value-type="float" office:value="4290">
                <text:p>4290</text:p>
              </table:table-cell>
              <table:table-cell office:value-type="float" office:value="17667402">
                <text:p>1766740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3989481">
                <text:p>23989481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23948666">
                <text:p>23948666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21030510">
                <text:p>21030510</text:p>
              </table:table-cell>
            </table:table-row>
            <table:table-row>
              <table:table-cell office:value-type="float" office:value="4330">
                <text:p>4330</text:p>
              </table:table-cell>
              <table:table-cell office:value-type="float" office:value="24100873">
                <text:p>24100873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24203604">
                <text:p>24203604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0257002">
                <text:p>20257002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14346395">
                <text:p>14346395</text:p>
              </table:table-cell>
            </table:table-row>
            <table:table-row>
              <table:table-cell office:value-type="float" office:value="4370">
                <text:p>4370</text:p>
              </table:table-cell>
              <table:table-cell office:value-type="float" office:value="24423857">
                <text:p>24423857</text:p>
              </table:table-cell>
            </table:table-row>
            <table:table-row>
              <table:table-cell office:value-type="float" office:value="4380">
                <text:p>4380</text:p>
              </table:table-cell>
              <table:table-cell office:value-type="float" office:value="18084663">
                <text:p>18084663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22853590">
                <text:p>2285359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4553162">
                <text:p>24553162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21911465">
                <text:p>21911465</text:p>
              </table:table-cell>
            </table:table-row>
            <table:table-row>
              <table:table-cell office:value-type="float" office:value="4420">
                <text:p>4420</text:p>
              </table:table-cell>
              <table:table-cell office:value-type="float" office:value="24700008">
                <text:p>24700008</text:p>
              </table:table-cell>
            </table:table-row>
            <table:table-row>
              <table:table-cell office:value-type="float" office:value="4430">
                <text:p>4430</text:p>
              </table:table-cell>
              <table:table-cell office:value-type="float" office:value="24704827">
                <text:p>24704827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24942007">
                <text:p>24942007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2243799">
                <text:p>22243799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23897005">
                <text:p>23897005</text:p>
              </table:table-cell>
            </table:table-row>
            <table:table-row>
              <table:table-cell office:value-type="float" office:value="4470">
                <text:p>4470</text:p>
              </table:table-cell>
              <table:table-cell office:value-type="float" office:value="18070384">
                <text:p>18070384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14479505">
                <text:p>14479505</text:p>
              </table:table-cell>
            </table:table-row>
            <table:table-row>
              <table:table-cell office:value-type="float" office:value="4490">
                <text:p>4490</text:p>
              </table:table-cell>
              <table:table-cell office:value-type="float" office:value="24766350">
                <text:p>2476635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752016">
                <text:p>24752016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25346993">
                <text:p>25346993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25571715">
                <text:p>25571715</text:p>
              </table:table-cell>
            </table:table-row>
            <table:table-row>
              <table:table-cell office:value-type="float" office:value="4530">
                <text:p>4530</text:p>
              </table:table-cell>
              <table:table-cell office:value-type="float" office:value="20723753">
                <text:p>20723753</text:p>
              </table:table-cell>
            </table:table-row>
            <table:table-row>
              <table:table-cell office:value-type="float" office:value="4540">
                <text:p>4540</text:p>
              </table:table-cell>
              <table:table-cell office:value-type="float" office:value="25401193">
                <text:p>25401193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5551589">
                <text:p>25551589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24827555">
                <text:p>24827555</text:p>
              </table:table-cell>
            </table:table-row>
            <table:table-row>
              <table:table-cell office:value-type="float" office:value="4570">
                <text:p>4570</text:p>
              </table:table-cell>
              <table:table-cell office:value-type="float" office:value="20707965">
                <text:p>20707965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20756951">
                <text:p>20756951</text:p>
              </table:table-cell>
            </table:table-row>
            <table:table-row>
              <table:table-cell office:value-type="float" office:value="4590">
                <text:p>4590</text:p>
              </table:table-cell>
              <table:table-cell office:value-type="float" office:value="21207817">
                <text:p>2120781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4494235">
                <text:p>24494235</text:p>
              </table:table-cell>
            </table:table-row>
            <table:table-row>
              <table:table-cell office:value-type="float" office:value="4610">
                <text:p>4610</text:p>
              </table:table-cell>
              <table:table-cell office:value-type="float" office:value="25772053">
                <text:p>25772053</text:p>
              </table:table-cell>
            </table:table-row>
            <table:table-row>
              <table:table-cell office:value-type="float" office:value="4620">
                <text:p>4620</text:p>
              </table:table-cell>
              <table:table-cell office:value-type="float" office:value="16875336">
                <text:p>16875336</text:p>
              </table:table-cell>
            </table:table-row>
            <table:table-row>
              <table:table-cell office:value-type="float" office:value="4630">
                <text:p>4630</text:p>
              </table:table-cell>
              <table:table-cell office:value-type="float" office:value="26141235">
                <text:p>26141235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19814734">
                <text:p>19814734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3399064">
                <text:p>23399064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18240854">
                <text:p>18240854</text:p>
              </table:table-cell>
            </table:table-row>
            <table:table-row>
              <table:table-cell office:value-type="float" office:value="4670">
                <text:p>4670</text:p>
              </table:table-cell>
              <table:table-cell office:value-type="float" office:value="21841847">
                <text:p>21841847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26448034">
                <text:p>26448034</text:p>
              </table:table-cell>
            </table:table-row>
            <table:table-row>
              <table:table-cell office:value-type="float" office:value="4690">
                <text:p>4690</text:p>
              </table:table-cell>
              <table:table-cell office:value-type="float" office:value="26302274">
                <text:p>2630227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2044287">
                <text:p>22044287</text:p>
              </table:table-cell>
            </table:table-row>
            <table:table-row>
              <table:table-cell office:value-type="float" office:value="4710">
                <text:p>4710</text:p>
              </table:table-cell>
              <table:table-cell office:value-type="float" office:value="26397100">
                <text:p>26397100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26497267">
                <text:p>26497267</text:p>
              </table:table-cell>
            </table:table-row>
            <table:table-row>
              <table:table-cell office:value-type="float" office:value="4730">
                <text:p>4730</text:p>
              </table:table-cell>
              <table:table-cell office:value-type="float" office:value="26596376">
                <text:p>26596376</text:p>
              </table:table-cell>
            </table:table-row>
            <table:table-row>
              <table:table-cell office:value-type="float" office:value="4740">
                <text:p>4740</text:p>
              </table:table-cell>
              <table:table-cell office:value-type="float" office:value="16452604">
                <text:p>1645260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6720080">
                <text:p>26720080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21377183">
                <text:p>21377183</text:p>
              </table:table-cell>
            </table:table-row>
            <table:table-row>
              <table:table-cell office:value-type="float" office:value="4770">
                <text:p>4770</text:p>
              </table:table-cell>
              <table:table-cell office:value-type="float" office:value="20773067">
                <text:p>20773067</text:p>
              </table:table-cell>
            </table:table-row>
            <table:table-row>
              <table:table-cell office:value-type="float" office:value="4780">
                <text:p>4780</text:p>
              </table:table-cell>
              <table:table-cell office:value-type="float" office:value="21996993">
                <text:p>21996993</text:p>
              </table:table-cell>
            </table:table-row>
            <table:table-row>
              <table:table-cell office:value-type="float" office:value="4790">
                <text:p>4790</text:p>
              </table:table-cell>
              <table:table-cell office:value-type="float" office:value="25933131">
                <text:p>2593313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8201438">
                <text:p>18201438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27097612">
                <text:p>27097612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22246443">
                <text:p>22246443</text:p>
              </table:table-cell>
            </table:table-row>
            <table:table-row>
              <table:table-cell office:value-type="float" office:value="4830">
                <text:p>4830</text:p>
              </table:table-cell>
              <table:table-cell office:value-type="float" office:value="23048256">
                <text:p>23048256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23882812">
                <text:p>23882812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27322671">
                <text:p>27322671</text:p>
              </table:table-cell>
            </table:table-row>
            <table:table-row>
              <table:table-cell office:value-type="float" office:value="4860">
                <text:p>4860</text:p>
              </table:table-cell>
              <table:table-cell office:value-type="float" office:value="19579157">
                <text:p>19579157</text:p>
              </table:table-cell>
            </table:table-row>
            <table:table-row>
              <table:table-cell office:value-type="float" office:value="4870">
                <text:p>4870</text:p>
              </table:table-cell>
              <table:table-cell office:value-type="float" office:value="27385512">
                <text:p>27385512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27629225">
                <text:p>27629225</text:p>
              </table:table-cell>
            </table:table-row>
            <table:table-row>
              <table:table-cell office:value-type="float" office:value="4890">
                <text:p>4890</text:p>
              </table:table-cell>
              <table:table-cell office:value-type="float" office:value="27694027">
                <text:p>2769402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4276666">
                <text:p>24276666</text:p>
              </table:table-cell>
            </table:table-row>
            <table:table-row>
              <table:table-cell office:value-type="float" office:value="4910">
                <text:p>4910</text:p>
              </table:table-cell>
              <table:table-cell office:value-type="float" office:value="27751490">
                <text:p>27751490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27847548">
                <text:p>27847548</text:p>
              </table:table-cell>
            </table:table-row>
            <table:table-row>
              <table:table-cell office:value-type="float" office:value="4930">
                <text:p>4930</text:p>
              </table:table-cell>
              <table:table-cell office:value-type="float" office:value="18270607">
                <text:p>18270607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23021925">
                <text:p>23021925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25822180">
                <text:p>25822180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28008643">
                <text:p>28008643</text:p>
              </table:table-cell>
            </table:table-row>
            <table:table-row>
              <table:table-cell office:value-type="float" office:value="4970">
                <text:p>4970</text:p>
              </table:table-cell>
              <table:table-cell office:value-type="float" office:value="28167535">
                <text:p>28167535</text:p>
              </table:table-cell>
            </table:table-row>
            <table:table-row>
              <table:table-cell office:value-type="float" office:value="4980">
                <text:p>4980</text:p>
              </table:table-cell>
              <table:table-cell office:value-type="float" office:value="24337160">
                <text:p>24337160</text:p>
              </table:table-cell>
            </table:table-row>
            <table:table-row>
              <table:table-cell office:value-type="float" office:value="4990">
                <text:p>4990</text:p>
              </table:table-cell>
              <table:table-cell office:value-type="float" office:value="27229590">
                <text:p>2722959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665240">
                <text:p>18665240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15887283">
                <text:p>15887283</text:p>
              </table:table-cell>
            </table:table-row>
            <table:table-row>
              <table:table-cell office:value-type="float" office:value="5020">
                <text:p>5020</text:p>
              </table:table-cell>
              <table:table-cell office:value-type="float" office:value="22496335">
                <text:p>22496335</text:p>
              </table:table-cell>
            </table:table-row>
            <table:table-row>
              <table:table-cell office:value-type="float" office:value="5030">
                <text:p>5030</text:p>
              </table:table-cell>
              <table:table-cell office:value-type="float" office:value="19537019">
                <text:p>19537019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22080027">
                <text:p>22080027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21406631">
                <text:p>21406631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23908577">
                <text:p>23908577</text:p>
              </table:table-cell>
            </table:table-row>
            <table:table-row>
              <table:table-cell office:value-type="float" office:value="5070">
                <text:p>5070</text:p>
              </table:table-cell>
              <table:table-cell office:value-type="float" office:value="28676461">
                <text:p>28676461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22823607">
                <text:p>22823607</text:p>
              </table:table-cell>
            </table:table-row>
            <table:table-row>
              <table:table-cell office:value-type="float" office:value="5090">
                <text:p>5090</text:p>
              </table:table-cell>
              <table:table-cell office:value-type="float" office:value="27898819">
                <text:p>27898819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5109378">
                <text:p>25109378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21783949">
                <text:p>2178394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28771035">
                <text:p>28771035</text:p>
              </table:table-cell>
            </table:table-row>
            <table:table-row>
              <table:table-cell office:value-type="float" office:value="5130">
                <text:p>5130</text:p>
              </table:table-cell>
              <table:table-cell office:value-type="float" office:value="28871469">
                <text:p>28871469</text:p>
              </table:table-cell>
            </table:table-row>
            <table:table-row>
              <table:table-cell office:value-type="float" office:value="5140">
                <text:p>5140</text:p>
              </table:table-cell>
              <table:table-cell office:value-type="float" office:value="19455072">
                <text:p>19455072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28923626">
                <text:p>28923626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20604107">
                <text:p>20604107</text:p>
              </table:table-cell>
            </table:table-row>
            <table:table-row>
              <table:table-cell office:value-type="float" office:value="5170">
                <text:p>5170</text:p>
              </table:table-cell>
              <table:table-cell office:value-type="float" office:value="29197405">
                <text:p>29197405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27186481">
                <text:p>27186481</text:p>
              </table:table-cell>
            </table:table-row>
            <table:table-row>
              <table:table-cell office:value-type="float" office:value="5190">
                <text:p>5190</text:p>
              </table:table-cell>
              <table:table-cell office:value-type="float" office:value="29429615">
                <text:p>2942961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3814573">
                <text:p>23814573</text:p>
              </table:table-cell>
            </table:table-row>
            <table:table-row>
              <table:table-cell office:value-type="float" office:value="5210">
                <text:p>5210</text:p>
              </table:table-cell>
              <table:table-cell office:value-type="float" office:value="24626594">
                <text:p>24626594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29521991">
                <text:p>29521991</text:p>
              </table:table-cell>
            </table:table-row>
            <table:table-row>
              <table:table-cell office:value-type="float" office:value="5230">
                <text:p>5230</text:p>
              </table:table-cell>
              <table:table-cell office:value-type="float" office:value="29486303">
                <text:p>29486303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29693373">
                <text:p>29693373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25662119">
                <text:p>25662119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25479723">
                <text:p>25479723</text:p>
              </table:table-cell>
            </table:table-row>
            <table:table-row>
              <table:table-cell office:value-type="float" office:value="5270">
                <text:p>5270</text:p>
              </table:table-cell>
              <table:table-cell office:value-type="float" office:value="29838219">
                <text:p>29838219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16440887">
                <text:p>16440887</text:p>
              </table:table-cell>
            </table:table-row>
            <table:table-row>
              <table:table-cell office:value-type="float" office:value="5290">
                <text:p>5290</text:p>
              </table:table-cell>
              <table:table-cell office:value-type="float" office:value="27734182">
                <text:p>2773418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1427868">
                <text:p>21427868</text:p>
              </table:table-cell>
            </table:table-row>
            <table:table-row>
              <table:table-cell office:value-type="float" office:value="5310">
                <text:p>5310</text:p>
              </table:table-cell>
              <table:table-cell office:value-type="float" office:value="24763528">
                <text:p>24763528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22824565">
                <text:p>22824565</text:p>
              </table:table-cell>
            </table:table-row>
            <table:table-row>
              <table:table-cell office:value-type="float" office:value="5330">
                <text:p>5330</text:p>
              </table:table-cell>
              <table:table-cell office:value-type="float" office:value="26515124">
                <text:p>26515124</text:p>
              </table:table-cell>
            </table:table-row>
            <table:table-row>
              <table:table-cell office:value-type="float" office:value="5340">
                <text:p>5340</text:p>
              </table:table-cell>
              <table:table-cell office:value-type="float" office:value="28776830">
                <text:p>28776830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28856109">
                <text:p>28856109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27171716">
                <text:p>27171716</text:p>
              </table:table-cell>
            </table:table-row>
            <table:table-row>
              <table:table-cell office:value-type="float" office:value="5370">
                <text:p>5370</text:p>
              </table:table-cell>
              <table:table-cell office:value-type="float" office:value="30633424">
                <text:p>30633424</text:p>
              </table:table-cell>
            </table:table-row>
            <table:table-row>
              <table:table-cell office:value-type="float" office:value="5380">
                <text:p>5380</text:p>
              </table:table-cell>
              <table:table-cell office:value-type="float" office:value="30610870">
                <text:p>30610870</text:p>
              </table:table-cell>
            </table:table-row>
            <table:table-row>
              <table:table-cell office:value-type="float" office:value="5390">
                <text:p>5390</text:p>
              </table:table-cell>
              <table:table-cell office:value-type="float" office:value="18057347">
                <text:p>1805734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2381791">
                <text:p>22381791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25033520">
                <text:p>25033520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30966647">
                <text:p>30966647</text:p>
              </table:table-cell>
            </table:table-row>
            <table:table-row>
              <table:table-cell office:value-type="float" office:value="5430">
                <text:p>5430</text:p>
              </table:table-cell>
              <table:table-cell office:value-type="float" office:value="27095500">
                <text:p>27095500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30989315">
                <text:p>30989315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23553201">
                <text:p>23553201</text:p>
              </table:table-cell>
            </table:table-row>
            <table:table-row>
              <table:table-cell office:value-type="float" office:value="5460">
                <text:p>5460</text:p>
              </table:table-cell>
              <table:table-cell office:value-type="float" office:value="24968293">
                <text:p>24968293</text:p>
              </table:table-cell>
            </table:table-row>
            <table:table-row>
              <table:table-cell office:value-type="float" office:value="5470">
                <text:p>5470</text:p>
              </table:table-cell>
              <table:table-cell office:value-type="float" office:value="29429085">
                <text:p>29429085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23271887">
                <text:p>23271887</text:p>
              </table:table-cell>
            </table:table-row>
            <table:table-row>
              <table:table-cell office:value-type="float" office:value="5490">
                <text:p>5490</text:p>
              </table:table-cell>
              <table:table-cell office:value-type="float" office:value="28204288">
                <text:p>2820428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6519792">
                <text:p>26519792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31140192">
                <text:p>31140192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30630249">
                <text:p>30630249</text:p>
              </table:table-cell>
            </table:table-row>
            <table:table-row>
              <table:table-cell office:value-type="float" office:value="5530">
                <text:p>5530</text:p>
              </table:table-cell>
              <table:table-cell office:value-type="float" office:value="18836980">
                <text:p>18836980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21216493">
                <text:p>21216493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25631135">
                <text:p>25631135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31424661">
                <text:p>31424661</text:p>
              </table:table-cell>
            </table:table-row>
            <table:table-row>
              <table:table-cell office:value-type="float" office:value="5570">
                <text:p>5570</text:p>
              </table:table-cell>
              <table:table-cell office:value-type="float" office:value="26265104">
                <text:p>26265104</text:p>
              </table:table-cell>
            </table:table-row>
            <table:table-row>
              <table:table-cell office:value-type="float" office:value="5580">
                <text:p>5580</text:p>
              </table:table-cell>
              <table:table-cell office:value-type="float" office:value="31540951">
                <text:p>31540951</text:p>
              </table:table-cell>
            </table:table-row>
            <table:table-row>
              <table:table-cell office:value-type="float" office:value="5590">
                <text:p>5590</text:p>
              </table:table-cell>
              <table:table-cell office:value-type="float" office:value="30250458">
                <text:p>3025045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8828413">
                <text:p>18828413</text:p>
              </table:table-cell>
            </table:table-row>
            <table:table-row>
              <table:table-cell office:value-type="float" office:value="5610">
                <text:p>5610</text:p>
              </table:table-cell>
              <table:table-cell office:value-type="float" office:value="16183135">
                <text:p>16183135</text:p>
              </table:table-cell>
            </table:table-row>
            <table:table-row>
              <table:table-cell office:value-type="float" office:value="5620">
                <text:p>5620</text:p>
              </table:table-cell>
              <table:table-cell office:value-type="float" office:value="29531709">
                <text:p>29531709</text:p>
              </table:table-cell>
            </table:table-row>
            <table:table-row>
              <table:table-cell office:value-type="float" office:value="5630">
                <text:p>5630</text:p>
              </table:table-cell>
              <table:table-cell office:value-type="float" office:value="23557667">
                <text:p>23557667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27719629">
                <text:p>27719629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28649903">
                <text:p>28649903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30182301">
                <text:p>30182301</text:p>
              </table:table-cell>
            </table:table-row>
            <table:table-row>
              <table:table-cell office:value-type="float" office:value="5670">
                <text:p>5670</text:p>
              </table:table-cell>
              <table:table-cell office:value-type="float" office:value="26664771">
                <text:p>26664771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22962160">
                <text:p>22962160</text:p>
              </table:table-cell>
            </table:table-row>
            <table:table-row>
              <table:table-cell office:value-type="float" office:value="5690">
                <text:p>5690</text:p>
              </table:table-cell>
              <table:table-cell office:value-type="float" office:value="32002743">
                <text:p>32002743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9685911">
                <text:p>19685911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21544491">
                <text:p>21544491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18561805">
                <text:p>18561805</text:p>
              </table:table-cell>
            </table:table-row>
            <table:table-row>
              <table:table-cell office:value-type="float" office:value="5730">
                <text:p>5730</text:p>
              </table:table-cell>
              <table:table-cell office:value-type="float" office:value="18052971">
                <text:p>18052971</text:p>
              </table:table-cell>
            </table:table-row>
            <table:table-row>
              <table:table-cell office:value-type="float" office:value="5740">
                <text:p>5740</text:p>
              </table:table-cell>
              <table:table-cell office:value-type="float" office:value="24601001">
                <text:p>24601001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21958865">
                <text:p>21958865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28048531">
                <text:p>28048531</text:p>
              </table:table-cell>
            </table:table-row>
            <table:table-row>
              <table:table-cell office:value-type="float" office:value="5770">
                <text:p>5770</text:p>
              </table:table-cell>
              <table:table-cell office:value-type="float" office:value="27552552">
                <text:p>27552552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23572791">
                <text:p>23572791</text:p>
              </table:table-cell>
            </table:table-row>
            <table:table-row>
              <table:table-cell office:value-type="float" office:value="5790">
                <text:p>5790</text:p>
              </table:table-cell>
              <table:table-cell office:value-type="float" office:value="30218607">
                <text:p>3021860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0396948">
                <text:p>20396948</text:p>
              </table:table-cell>
            </table:table-row>
            <table:table-row>
              <table:table-cell office:value-type="float" office:value="5810">
                <text:p>5810</text:p>
              </table:table-cell>
              <table:table-cell office:value-type="float" office:value="29896644">
                <text:p>29896644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26176917">
                <text:p>26176917</text:p>
              </table:table-cell>
            </table:table-row>
            <table:table-row>
              <table:table-cell office:value-type="float" office:value="5830">
                <text:p>5830</text:p>
              </table:table-cell>
              <table:table-cell office:value-type="float" office:value="33073614">
                <text:p>33073614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30863857">
                <text:p>30863857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33276978">
                <text:p>33276978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32869616">
                <text:p>32869616</text:p>
              </table:table-cell>
            </table:table-row>
            <table:table-row>
              <table:table-cell office:value-type="float" office:value="5870">
                <text:p>5870</text:p>
              </table:table-cell>
              <table:table-cell office:value-type="float" office:value="23024375">
                <text:p>23024375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33577979">
                <text:p>33577979</text:p>
              </table:table-cell>
            </table:table-row>
            <table:table-row>
              <table:table-cell office:value-type="float" office:value="5890">
                <text:p>5890</text:p>
              </table:table-cell>
              <table:table-cell office:value-type="float" office:value="28022198">
                <text:p>2802219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3574226">
                <text:p>33574226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33759690">
                <text:p>33759690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26067949">
                <text:p>26067949</text:p>
              </table:table-cell>
            </table:table-row>
            <table:table-row>
              <table:table-cell office:value-type="float" office:value="5930">
                <text:p>5930</text:p>
              </table:table-cell>
              <table:table-cell office:value-type="float" office:value="28389707">
                <text:p>28389707</text:p>
              </table:table-cell>
            </table:table-row>
            <table:table-row>
              <table:table-cell office:value-type="float" office:value="5940">
                <text:p>5940</text:p>
              </table:table-cell>
              <table:table-cell office:value-type="float" office:value="29605275">
                <text:p>29605275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28179225">
                <text:p>28179225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24449437">
                <text:p>24449437</text:p>
              </table:table-cell>
            </table:table-row>
            <table:table-row>
              <table:table-cell office:value-type="float" office:value="5970">
                <text:p>5970</text:p>
              </table:table-cell>
              <table:table-cell office:value-type="float" office:value="28545056">
                <text:p>28545056</text:p>
              </table:table-cell>
            </table:table-row>
            <table:table-row>
              <table:table-cell office:value-type="float" office:value="5980">
                <text:p>5980</text:p>
              </table:table-cell>
              <table:table-cell office:value-type="float" office:value="26746323">
                <text:p>26746323</text:p>
              </table:table-cell>
            </table:table-row>
            <table:table-row>
              <table:table-cell office:value-type="float" office:value="5990">
                <text:p>5990</text:p>
              </table:table-cell>
              <table:table-cell office:value-type="float" office:value="34324054">
                <text:p>343240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3844291">
                <text:p>23844291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33257281">
                <text:p>33257281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34357566">
                <text:p>34357566</text:p>
              </table:table-cell>
            </table:table-row>
            <table:table-row>
              <table:table-cell office:value-type="float" office:value="6030">
                <text:p>6030</text:p>
              </table:table-cell>
              <table:table-cell office:value-type="float" office:value="24427944">
                <text:p>24427944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27708852">
                <text:p>27708852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24852234">
                <text:p>24852234</text:p>
              </table:table-cell>
            </table:table-row>
            <table:table-row>
              <table:table-cell office:value-type="float" office:value="6060">
                <text:p>6060</text:p>
              </table:table-cell>
              <table:table-cell office:value-type="float" office:value="30864448">
                <text:p>30864448</text:p>
              </table:table-cell>
            </table:table-row>
            <table:table-row>
              <table:table-cell office:value-type="float" office:value="6070">
                <text:p>6070</text:p>
              </table:table-cell>
              <table:table-cell office:value-type="float" office:value="27508181">
                <text:p>27508181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34469382">
                <text:p>34469382</text:p>
              </table:table-cell>
            </table:table-row>
            <table:table-row>
              <table:table-cell office:value-type="float" office:value="6090">
                <text:p>6090</text:p>
              </table:table-cell>
              <table:table-cell office:value-type="float" office:value="22317900">
                <text:p>223179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0461762">
                <text:p>30461762</text:p>
              </table:table-cell>
            </table:table-row>
            <table:table-row>
              <table:table-cell office:value-type="float" office:value="6110">
                <text:p>6110</text:p>
              </table:table-cell>
              <table:table-cell office:value-type="float" office:value="29278134">
                <text:p>29278134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25930099">
                <text:p>25930099</text:p>
              </table:table-cell>
            </table:table-row>
            <table:table-row>
              <table:table-cell office:value-type="float" office:value="6130">
                <text:p>6130</text:p>
              </table:table-cell>
              <table:table-cell office:value-type="float" office:value="22718290">
                <text:p>22718290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27389651">
                <text:p>27389651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32450051">
                <text:p>32450051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27684309">
                <text:p>27684309</text:p>
              </table:table-cell>
            </table:table-row>
            <table:table-row>
              <table:table-cell office:value-type="float" office:value="6170">
                <text:p>6170</text:p>
              </table:table-cell>
              <table:table-cell office:value-type="float" office:value="26550968">
                <text:p>26550968</text:p>
              </table:table-cell>
            </table:table-row>
            <table:table-row>
              <table:table-cell office:value-type="float" office:value="6180">
                <text:p>6180</text:p>
              </table:table-cell>
              <table:table-cell office:value-type="float" office:value="33059532">
                <text:p>33059532</text:p>
              </table:table-cell>
            </table:table-row>
            <table:table-row>
              <table:table-cell office:value-type="float" office:value="6190">
                <text:p>6190</text:p>
              </table:table-cell>
              <table:table-cell office:value-type="float" office:value="26275891">
                <text:p>2627589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5619584">
                <text:p>25619584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25690739">
                <text:p>25690739</text:p>
              </table:table-cell>
            </table:table-row>
            <table:table-row>
              <table:table-cell office:value-type="float" office:value="6220">
                <text:p>6220</text:p>
              </table:table-cell>
              <table:table-cell office:value-type="float" office:value="20700082">
                <text:p>20700082</text:p>
              </table:table-cell>
            </table:table-row>
            <table:table-row>
              <table:table-cell office:value-type="float" office:value="6230">
                <text:p>6230</text:p>
              </table:table-cell>
              <table:table-cell office:value-type="float" office:value="35618147">
                <text:p>35618147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28713999">
                <text:p>287139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4313654">
                <text:p>34313654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35752104">
                <text:p>35752104</text:p>
              </table:table-cell>
            </table:table-row>
            <table:table-row>
              <table:table-cell office:value-type="float" office:value="6270">
                <text:p>6270</text:p>
              </table:table-cell>
              <table:table-cell office:value-type="float" office:value="20980283">
                <text:p>20980283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33137090">
                <text:p>33137090</text:p>
              </table:table-cell>
            </table:table-row>
            <table:table-row>
              <table:table-cell office:value-type="float" office:value="6290">
                <text:p>6290</text:p>
              </table:table-cell>
              <table:table-cell office:value-type="float" office:value="30533036">
                <text:p>3053303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27348399">
                <text:p>27348399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34840777">
                <text:p>34840777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30276897">
                <text:p>30276897</text:p>
              </table:table-cell>
            </table:table-row>
            <table:table-row>
              <table:table-cell office:value-type="float" office:value="6330">
                <text:p>6330</text:p>
              </table:table-cell>
              <table:table-cell office:value-type="float" office:value="24375367">
                <text:p>24375367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35675235">
                <text:p>35675235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31910892">
                <text:p>31910892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30859234">
                <text:p>30859234</text:p>
              </table:table-cell>
            </table:table-row>
            <table:table-row>
              <table:table-cell office:value-type="float" office:value="6370">
                <text:p>6370</text:p>
              </table:table-cell>
              <table:table-cell office:value-type="float" office:value="27527757">
                <text:p>27527757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28578107">
                <text:p>28578107</text:p>
              </table:table-cell>
            </table:table-row>
            <table:table-row>
              <table:table-cell office:value-type="float" office:value="6390">
                <text:p>6390</text:p>
              </table:table-cell>
              <table:table-cell office:value-type="float" office:value="24072489">
                <text:p>2407248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6510533">
                <text:p>36510533</text:p>
              </table:table-cell>
            </table:table-row>
            <table:table-row>
              <table:table-cell office:value-type="float" office:value="6410">
                <text:p>6410</text:p>
              </table:table-cell>
              <table:table-cell office:value-type="float" office:value="36597971">
                <text:p>36597971</text:p>
              </table:table-cell>
            </table:table-row>
            <table:table-row>
              <table:table-cell office:value-type="float" office:value="6420">
                <text:p>6420</text:p>
              </table:table-cell>
              <table:table-cell office:value-type="float" office:value="21991299">
                <text:p>21991299</text:p>
              </table:table-cell>
            </table:table-row>
            <table:table-row>
              <table:table-cell office:value-type="float" office:value="6430">
                <text:p>6430</text:p>
              </table:table-cell>
              <table:table-cell office:value-type="float" office:value="20219706">
                <text:p>20219706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24460916">
                <text:p>24460916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21804140">
                <text:p>21804140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27944058">
                <text:p>27944058</text:p>
              </table:table-cell>
            </table:table-row>
            <table:table-row>
              <table:table-cell office:value-type="float" office:value="6470">
                <text:p>6470</text:p>
              </table:table-cell>
              <table:table-cell office:value-type="float" office:value="27705536">
                <text:p>27705536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27088304">
                <text:p>27088304</text:p>
              </table:table-cell>
            </table:table-row>
            <table:table-row>
              <table:table-cell office:value-type="float" office:value="6490">
                <text:p>6490</text:p>
              </table:table-cell>
              <table:table-cell office:value-type="float" office:value="23749834">
                <text:p>2374983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4556224">
                <text:p>24556224</text:p>
              </table:table-cell>
            </table:table-row>
            <table:table-row>
              <table:table-cell office:value-type="float" office:value="6510">
                <text:p>6510</text:p>
              </table:table-cell>
              <table:table-cell office:value-type="float" office:value="26629976">
                <text:p>26629976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31672584">
                <text:p>31672584</text:p>
              </table:table-cell>
            </table:table-row>
            <table:table-row>
              <table:table-cell office:value-type="float" office:value="6530">
                <text:p>6530</text:p>
              </table:table-cell>
              <table:table-cell office:value-type="float" office:value="23260027">
                <text:p>23260027</text:p>
              </table:table-cell>
            </table:table-row>
            <table:table-row>
              <table:table-cell office:value-type="float" office:value="6540">
                <text:p>6540</text:p>
              </table:table-cell>
              <table:table-cell office:value-type="float" office:value="25324339">
                <text:p>25324339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28963280">
                <text:p>28963280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37078077">
                <text:p>37078077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24500549">
                <text:p>24500549</text:p>
              </table:table-cell>
            </table:table-row>
            <table:table-row>
              <table:table-cell office:value-type="float" office:value="6580">
                <text:p>6580</text:p>
              </table:table-cell>
              <table:table-cell office:value-type="float" office:value="24390687">
                <text:p>24390687</text:p>
              </table:table-cell>
            </table:table-row>
            <table:table-row>
              <table:table-cell office:value-type="float" office:value="6590">
                <text:p>6590</text:p>
              </table:table-cell>
              <table:table-cell office:value-type="float" office:value="31648591">
                <text:p>3164859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1329620">
                <text:p>31329620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37717659">
                <text:p>37717659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26114355">
                <text:p>26114355</text:p>
              </table:table-cell>
            </table:table-row>
            <table:table-row>
              <table:table-cell office:value-type="float" office:value="6630">
                <text:p>6630</text:p>
              </table:table-cell>
              <table:table-cell office:value-type="float" office:value="27378341">
                <text:p>27378341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28930210">
                <text:p>28930210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3036208">
                <text:p>33036208</text:p>
              </table:table-cell>
            </table:table-row>
            <table:table-row>
              <table:table-cell office:value-type="float" office:value="6660">
                <text:p>6660</text:p>
              </table:table-cell>
              <table:table-cell office:value-type="float" office:value="28321176">
                <text:p>28321176</text:p>
              </table:table-cell>
            </table:table-row>
            <table:table-row>
              <table:table-cell office:value-type="float" office:value="6670">
                <text:p>6670</text:p>
              </table:table-cell>
              <table:table-cell office:value-type="float" office:value="37184230">
                <text:p>37184230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27647017">
                <text:p>27647017</text:p>
              </table:table-cell>
            </table:table-row>
            <table:table-row>
              <table:table-cell office:value-type="float" office:value="6690">
                <text:p>6690</text:p>
              </table:table-cell>
              <table:table-cell office:value-type="float" office:value="30063776">
                <text:p>3006377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2349447">
                <text:p>32349447</text:p>
              </table:table-cell>
            </table:table-row>
            <table:table-row>
              <table:table-cell office:value-type="float" office:value="6710">
                <text:p>6710</text:p>
              </table:table-cell>
              <table:table-cell office:value-type="float" office:value="35023523">
                <text:p>35023523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27293557">
                <text:p>27293557</text:p>
              </table:table-cell>
            </table:table-row>
            <table:table-row>
              <table:table-cell office:value-type="float" office:value="6730">
                <text:p>6730</text:p>
              </table:table-cell>
              <table:table-cell office:value-type="float" office:value="32893181">
                <text:p>32893181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27392949">
                <text:p>27392949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28978299">
                <text:p>28978299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25177718">
                <text:p>25177718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33795080">
                <text:p>33795080</text:p>
              </table:table-cell>
            </table:table-row>
            <table:table-row>
              <table:table-cell office:value-type="float" office:value="6780">
                <text:p>6780</text:p>
              </table:table-cell>
              <table:table-cell office:value-type="float" office:value="22000285">
                <text:p>22000285</text:p>
              </table:table-cell>
            </table:table-row>
            <table:table-row>
              <table:table-cell office:value-type="float" office:value="6790">
                <text:p>6790</text:p>
              </table:table-cell>
              <table:table-cell office:value-type="float" office:value="23021529">
                <text:p>2302152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1139387">
                <text:p>31139387</text:p>
              </table:table-cell>
            </table:table-row>
            <table:table-row>
              <table:table-cell office:value-type="float" office:value="6810">
                <text:p>6810</text:p>
              </table:table-cell>
              <table:table-cell office:value-type="float" office:value="33404811">
                <text:p>33404811</text:p>
              </table:table-cell>
            </table:table-row>
            <table:table-row>
              <table:table-cell office:value-type="float" office:value="6820">
                <text:p>6820</text:p>
              </table:table-cell>
              <table:table-cell office:value-type="float" office:value="22835052">
                <text:p>22835052</text:p>
              </table:table-cell>
            </table:table-row>
            <table:table-row>
              <table:table-cell office:value-type="float" office:value="6830">
                <text:p>6830</text:p>
              </table:table-cell>
              <table:table-cell office:value-type="float" office:value="28791361">
                <text:p>28791361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36511494">
                <text:p>36511494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27210817">
                <text:p>27210817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35268347">
                <text:p>35268347</text:p>
              </table:table-cell>
            </table:table-row>
            <table:table-row>
              <table:table-cell office:value-type="float" office:value="6870">
                <text:p>6870</text:p>
              </table:table-cell>
              <table:table-cell office:value-type="float" office:value="39229293">
                <text:p>39229293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25201548">
                <text:p>25201548</text:p>
              </table:table-cell>
            </table:table-row>
            <table:table-row>
              <table:table-cell office:value-type="float" office:value="6890">
                <text:p>6890</text:p>
              </table:table-cell>
              <table:table-cell office:value-type="float" office:value="38435747">
                <text:p>3843574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6010537">
                <text:p>36010537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26256566">
                <text:p>26256566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27650354">
                <text:p>27650354</text:p>
              </table:table-cell>
            </table:table-row>
            <table:table-row>
              <table:table-cell office:value-type="float" office:value="6930">
                <text:p>6930</text:p>
              </table:table-cell>
              <table:table-cell office:value-type="float" office:value="32176879">
                <text:p>32176879</text:p>
              </table:table-cell>
            </table:table-row>
            <table:table-row>
              <table:table-cell office:value-type="float" office:value="6940">
                <text:p>6940</text:p>
              </table:table-cell>
              <table:table-cell office:value-type="float" office:value="23368202">
                <text:p>23368202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6469460">
                <text:p>36469460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39759020">
                <text:p>39759020</text:p>
              </table:table-cell>
            </table:table-row>
            <table:table-row>
              <table:table-cell office:value-type="float" office:value="6970">
                <text:p>6970</text:p>
              </table:table-cell>
              <table:table-cell office:value-type="float" office:value="28342794">
                <text:p>28342794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26591291">
                <text:p>26591291</text:p>
              </table:table-cell>
            </table:table-row>
            <table:table-row>
              <table:table-cell office:value-type="float" office:value="6990">
                <text:p>6990</text:p>
              </table:table-cell>
              <table:table-cell office:value-type="float" office:value="23558852">
                <text:p>235588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1926645">
                <text:p>21926645</text:p>
              </table:table-cell>
            </table:table-row>
            <table:table-row>
              <table:table-cell office:value-type="float" office:value="7010">
                <text:p>7010</text:p>
              </table:table-cell>
              <table:table-cell office:value-type="float" office:value="18403034">
                <text:p>18403034</text:p>
              </table:table-cell>
            </table:table-row>
            <table:table-row>
              <table:table-cell office:value-type="float" office:value="7020">
                <text:p>7020</text:p>
              </table:table-cell>
              <table:table-cell office:value-type="float" office:value="22040593">
                <text:p>22040593</text:p>
              </table:table-cell>
            </table:table-row>
            <table:table-row>
              <table:table-cell office:value-type="float" office:value="7030">
                <text:p>7030</text:p>
              </table:table-cell>
              <table:table-cell office:value-type="float" office:value="22127731">
                <text:p>22127731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21970658">
                <text:p>21970658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23036693">
                <text:p>23036693</text:p>
              </table:table-cell>
            </table:table-row>
            <table:table-row>
              <table:table-cell office:value-type="float" office:value="7060">
                <text:p>7060</text:p>
              </table:table-cell>
              <table:table-cell office:value-type="float" office:value="36269808">
                <text:p>36269808</text:p>
              </table:table-cell>
            </table:table-row>
            <table:table-row>
              <table:table-cell office:value-type="float" office:value="7070">
                <text:p>7070</text:p>
              </table:table-cell>
              <table:table-cell office:value-type="float" office:value="40398513">
                <text:p>40398513</text:p>
              </table:table-cell>
            </table:table-row>
            <table:table-row>
              <table:table-cell office:value-type="float" office:value="7080">
                <text:p>7080</text:p>
              </table:table-cell>
              <table:table-cell office:value-type="float" office:value="34743571">
                <text:p>34743571</text:p>
              </table:table-cell>
            </table:table-row>
            <table:table-row>
              <table:table-cell office:value-type="float" office:value="7090">
                <text:p>7090</text:p>
              </table:table-cell>
              <table:table-cell office:value-type="float" office:value="35290676">
                <text:p>3529067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6130219">
                <text:p>36130219</text:p>
              </table:table-cell>
            </table:table-row>
            <table:table-row>
              <table:table-cell office:value-type="float" office:value="7110">
                <text:p>7110</text:p>
              </table:table-cell>
              <table:table-cell office:value-type="float" office:value="36947191">
                <text:p>36947191</text:p>
              </table:table-cell>
            </table:table-row>
            <table:table-row>
              <table:table-cell office:value-type="float" office:value="7120">
                <text:p>7120</text:p>
              </table:table-cell>
              <table:table-cell office:value-type="float" office:value="40747567">
                <text:p>40747567</text:p>
              </table:table-cell>
            </table:table-row>
            <table:table-row>
              <table:table-cell office:value-type="float" office:value="7130">
                <text:p>7130</text:p>
              </table:table-cell>
              <table:table-cell office:value-type="float" office:value="25903514">
                <text:p>25903514</text:p>
              </table:table-cell>
            </table:table-row>
            <table:table-row>
              <table:table-cell office:value-type="float" office:value="7140">
                <text:p>7140</text:p>
              </table:table-cell>
              <table:table-cell office:value-type="float" office:value="35657026">
                <text:p>35657026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40680090">
                <text:p>40680090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35647286">
                <text:p>35647286</text:p>
              </table:table-cell>
            </table:table-row>
            <table:table-row>
              <table:table-cell office:value-type="float" office:value="7170">
                <text:p>7170</text:p>
              </table:table-cell>
              <table:table-cell office:value-type="float" office:value="35043419">
                <text:p>35043419</text:p>
              </table:table-cell>
            </table:table-row>
            <table:table-row>
              <table:table-cell office:value-type="float" office:value="7180">
                <text:p>7180</text:p>
              </table:table-cell>
              <table:table-cell office:value-type="float" office:value="38632701">
                <text:p>38632701</text:p>
              </table:table-cell>
            </table:table-row>
            <table:table-row>
              <table:table-cell office:value-type="float" office:value="7190">
                <text:p>7190</text:p>
              </table:table-cell>
              <table:table-cell office:value-type="float" office:value="39941178">
                <text:p>3994117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5831789">
                <text:p>35831789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26130313">
                <text:p>26130313</text:p>
              </table:table-cell>
            </table:table-row>
            <table:table-row>
              <table:table-cell office:value-type="float" office:value="7220">
                <text:p>7220</text:p>
              </table:table-cell>
              <table:table-cell office:value-type="float" office:value="36091119">
                <text:p>36091119</text:p>
              </table:table-cell>
            </table:table-row>
            <table:table-row>
              <table:table-cell office:value-type="float" office:value="7230">
                <text:p>7230</text:p>
              </table:table-cell>
              <table:table-cell office:value-type="float" office:value="41519928">
                <text:p>41519928</text:p>
              </table:table-cell>
            </table:table-row>
            <table:table-row>
              <table:table-cell office:value-type="float" office:value="7240">
                <text:p>7240</text:p>
              </table:table-cell>
              <table:table-cell office:value-type="float" office:value="37209140">
                <text:p>37209140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41814708">
                <text:p>41814708</text:p>
              </table:table-cell>
            </table:table-row>
            <table:table-row>
              <table:table-cell office:value-type="float" office:value="7260">
                <text:p>7260</text:p>
              </table:table-cell>
              <table:table-cell office:value-type="float" office:value="34946517">
                <text:p>34946517</text:p>
              </table:table-cell>
            </table:table-row>
            <table:table-row>
              <table:table-cell office:value-type="float" office:value="7270">
                <text:p>7270</text:p>
              </table:table-cell>
              <table:table-cell office:value-type="float" office:value="38372165">
                <text:p>38372165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35680289">
                <text:p>35680289</text:p>
              </table:table-cell>
            </table:table-row>
            <table:table-row>
              <table:table-cell office:value-type="float" office:value="7290">
                <text:p>7290</text:p>
              </table:table-cell>
              <table:table-cell office:value-type="float" office:value="38377326">
                <text:p>3837732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41976223">
                <text:p>41976223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35783533">
                <text:p>35783533</text:p>
              </table:table-cell>
            </table:table-row>
            <table:table-row>
              <table:table-cell office:value-type="float" office:value="7320">
                <text:p>7320</text:p>
              </table:table-cell>
              <table:table-cell office:value-type="float" office:value="29677430">
                <text:p>29677430</text:p>
              </table:table-cell>
            </table:table-row>
            <table:table-row>
              <table:table-cell office:value-type="float" office:value="7330">
                <text:p>7330</text:p>
              </table:table-cell>
              <table:table-cell office:value-type="float" office:value="41820779">
                <text:p>41820779</text:p>
              </table:table-cell>
            </table:table-row>
            <table:table-row>
              <table:table-cell office:value-type="float" office:value="7340">
                <text:p>7340</text:p>
              </table:table-cell>
              <table:table-cell office:value-type="float" office:value="38465206">
                <text:p>38465206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42127975">
                <text:p>42127975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36012659">
                <text:p>36012659</text:p>
              </table:table-cell>
            </table:table-row>
            <table:table-row>
              <table:table-cell office:value-type="float" office:value="7370">
                <text:p>7370</text:p>
              </table:table-cell>
              <table:table-cell office:value-type="float" office:value="42292675">
                <text:p>42292675</text:p>
              </table:table-cell>
            </table:table-row>
            <table:table-row>
              <table:table-cell office:value-type="float" office:value="7380">
                <text:p>7380</text:p>
              </table:table-cell>
              <table:table-cell office:value-type="float" office:value="34659044">
                <text:p>34659044</text:p>
              </table:table-cell>
            </table:table-row>
            <table:table-row>
              <table:table-cell office:value-type="float" office:value="7390">
                <text:p>7390</text:p>
              </table:table-cell>
              <table:table-cell office:value-type="float" office:value="42345469">
                <text:p>4234546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41412018">
                <text:p>41412018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32805226">
                <text:p>32805226</text:p>
              </table:table-cell>
            </table:table-row>
            <table:table-row>
              <table:table-cell office:value-type="float" office:value="7420">
                <text:p>7420</text:p>
              </table:table-cell>
              <table:table-cell office:value-type="float" office:value="34588010">
                <text:p>34588010</text:p>
              </table:table-cell>
            </table:table-row>
            <table:table-row>
              <table:table-cell office:value-type="float" office:value="7430">
                <text:p>7430</text:p>
              </table:table-cell>
              <table:table-cell office:value-type="float" office:value="35877182">
                <text:p>35877182</text:p>
              </table:table-cell>
            </table:table-row>
            <table:table-row>
              <table:table-cell office:value-type="float" office:value="7440">
                <text:p>7440</text:p>
              </table:table-cell>
              <table:table-cell office:value-type="float" office:value="34323897">
                <text:p>34323897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35648726">
                <text:p>35648726</text:p>
              </table:table-cell>
            </table:table-row>
            <table:table-row>
              <table:table-cell office:value-type="float" office:value="7460">
                <text:p>7460</text:p>
              </table:table-cell>
              <table:table-cell office:value-type="float" office:value="33867929">
                <text:p>33867929</text:p>
              </table:table-cell>
            </table:table-row>
            <table:table-row>
              <table:table-cell office:value-type="float" office:value="7470">
                <text:p>7470</text:p>
              </table:table-cell>
              <table:table-cell office:value-type="float" office:value="42895682">
                <text:p>42895682</text:p>
              </table:table-cell>
            </table:table-row>
            <table:table-row>
              <table:table-cell office:value-type="float" office:value="7480">
                <text:p>7480</text:p>
              </table:table-cell>
              <table:table-cell office:value-type="float" office:value="43011187">
                <text:p>43011187</text:p>
              </table:table-cell>
            </table:table-row>
            <table:table-row>
              <table:table-cell office:value-type="float" office:value="7490">
                <text:p>7490</text:p>
              </table:table-cell>
              <table:table-cell office:value-type="float" office:value="40634951">
                <text:p>4063495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4734914">
                <text:p>34734914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35826025">
                <text:p>35826025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36026622">
                <text:p>36026622</text:p>
              </table:table-cell>
            </table:table-row>
            <table:table-row>
              <table:table-cell office:value-type="float" office:value="7530">
                <text:p>7530</text:p>
              </table:table-cell>
              <table:table-cell office:value-type="float" office:value="43210123">
                <text:p>43210123</text:p>
              </table:table-cell>
            </table:table-row>
            <table:table-row>
              <table:table-cell office:value-type="float" office:value="7540">
                <text:p>7540</text:p>
              </table:table-cell>
              <table:table-cell office:value-type="float" office:value="35620841">
                <text:p>35620841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4351095">
                <text:p>34351095</text:p>
              </table:table-cell>
            </table:table-row>
            <table:table-row>
              <table:table-cell office:value-type="float" office:value="7560">
                <text:p>7560</text:p>
              </table:table-cell>
              <table:table-cell office:value-type="float" office:value="36257193">
                <text:p>36257193</text:p>
              </table:table-cell>
            </table:table-row>
            <table:table-row>
              <table:table-cell office:value-type="float" office:value="7570">
                <text:p>7570</text:p>
              </table:table-cell>
              <table:table-cell office:value-type="float" office:value="37807006">
                <text:p>37807006</text:p>
              </table:table-cell>
            </table:table-row>
            <table:table-row>
              <table:table-cell office:value-type="float" office:value="7580">
                <text:p>7580</text:p>
              </table:table-cell>
              <table:table-cell office:value-type="float" office:value="39631960">
                <text:p>39631960</text:p>
              </table:table-cell>
            </table:table-row>
            <table:table-row>
              <table:table-cell office:value-type="float" office:value="7590">
                <text:p>7590</text:p>
              </table:table-cell>
              <table:table-cell office:value-type="float" office:value="32372421">
                <text:p>3237242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7947863">
                <text:p>37947863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33247869">
                <text:p>33247869</text:p>
              </table:table-cell>
            </table:table-row>
            <table:table-row>
              <table:table-cell office:value-type="float" office:value="7620">
                <text:p>7620</text:p>
              </table:table-cell>
              <table:table-cell office:value-type="float" office:value="37087704">
                <text:p>37087704</text:p>
              </table:table-cell>
            </table:table-row>
            <table:table-row>
              <table:table-cell office:value-type="float" office:value="7630">
                <text:p>7630</text:p>
              </table:table-cell>
              <table:table-cell office:value-type="float" office:value="34906669">
                <text:p>34906669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38580779">
                <text:p>38580779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4670305">
                <text:p>34670305</text:p>
              </table:table-cell>
            </table:table-row>
            <table:table-row>
              <table:table-cell office:value-type="float" office:value="7660">
                <text:p>7660</text:p>
              </table:table-cell>
              <table:table-cell office:value-type="float" office:value="35943563">
                <text:p>35943563</text:p>
              </table:table-cell>
            </table:table-row>
            <table:table-row>
              <table:table-cell office:value-type="float" office:value="7670">
                <text:p>7670</text:p>
              </table:table-cell>
              <table:table-cell office:value-type="float" office:value="30505137">
                <text:p>30505137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1070437">
                <text:p>31070437</text:p>
              </table:table-cell>
            </table:table-row>
            <table:table-row>
              <table:table-cell office:value-type="float" office:value="7690">
                <text:p>7690</text:p>
              </table:table-cell>
              <table:table-cell office:value-type="float" office:value="33719801">
                <text:p>3371980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31523251">
                <text:p>31523251</text:p>
              </table:table-cell>
            </table:table-row>
            <table:table-row>
              <table:table-cell office:value-type="float" office:value="7710">
                <text:p>7710</text:p>
              </table:table-cell>
              <table:table-cell office:value-type="float" office:value="39428328">
                <text:p>39428328</text:p>
              </table:table-cell>
            </table:table-row>
            <table:table-row>
              <table:table-cell office:value-type="float" office:value="7720">
                <text:p>7720</text:p>
              </table:table-cell>
              <table:table-cell office:value-type="float" office:value="37972011">
                <text:p>37972011</text:p>
              </table:table-cell>
            </table:table-row>
            <table:table-row>
              <table:table-cell office:value-type="float" office:value="7730">
                <text:p>7730</text:p>
              </table:table-cell>
              <table:table-cell office:value-type="float" office:value="40186112">
                <text:p>40186112</text:p>
              </table:table-cell>
            </table:table-row>
            <table:table-row>
              <table:table-cell office:value-type="float" office:value="7740">
                <text:p>7740</text:p>
              </table:table-cell>
              <table:table-cell office:value-type="float" office:value="32861355">
                <text:p>32861355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2997451">
                <text:p>32997451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41114399">
                <text:p>41114399</text:p>
              </table:table-cell>
            </table:table-row>
            <table:table-row>
              <table:table-cell office:value-type="float" office:value="7770">
                <text:p>7770</text:p>
              </table:table-cell>
              <table:table-cell office:value-type="float" office:value="37379415">
                <text:p>37379415</text:p>
              </table:table-cell>
            </table:table-row>
            <table:table-row>
              <table:table-cell office:value-type="float" office:value="7780">
                <text:p>7780</text:p>
              </table:table-cell>
              <table:table-cell office:value-type="float" office:value="39188568">
                <text:p>39188568</text:p>
              </table:table-cell>
            </table:table-row>
            <table:table-row>
              <table:table-cell office:value-type="float" office:value="7790">
                <text:p>7790</text:p>
              </table:table-cell>
              <table:table-cell office:value-type="float" office:value="43817273">
                <text:p>4381727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2429830">
                <text:p>42429830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45147446">
                <text:p>45147446</text:p>
              </table:table-cell>
            </table:table-row>
            <table:table-row>
              <table:table-cell office:value-type="float" office:value="7820">
                <text:p>7820</text:p>
              </table:table-cell>
              <table:table-cell office:value-type="float" office:value="28058678">
                <text:p>28058678</text:p>
              </table:table-cell>
            </table:table-row>
            <table:table-row>
              <table:table-cell office:value-type="float" office:value="7830">
                <text:p>7830</text:p>
              </table:table-cell>
              <table:table-cell office:value-type="float" office:value="44509459">
                <text:p>44509459</text:p>
              </table:table-cell>
            </table:table-row>
            <table:table-row>
              <table:table-cell office:value-type="float" office:value="7840">
                <text:p>7840</text:p>
              </table:table-cell>
              <table:table-cell office:value-type="float" office:value="37769867">
                <text:p>37769867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45417998">
                <text:p>45417998</text:p>
              </table:table-cell>
            </table:table-row>
            <table:table-row>
              <table:table-cell office:value-type="float" office:value="7860">
                <text:p>7860</text:p>
              </table:table-cell>
              <table:table-cell office:value-type="float" office:value="36421206">
                <text:p>36421206</text:p>
              </table:table-cell>
            </table:table-row>
            <table:table-row>
              <table:table-cell office:value-type="float" office:value="7870">
                <text:p>7870</text:p>
              </table:table-cell>
              <table:table-cell office:value-type="float" office:value="43910424">
                <text:p>43910424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35406228">
                <text:p>35406228</text:p>
              </table:table-cell>
            </table:table-row>
            <table:table-row>
              <table:table-cell office:value-type="float" office:value="7890">
                <text:p>7890</text:p>
              </table:table-cell>
              <table:table-cell office:value-type="float" office:value="39726333">
                <text:p>39726333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5578567">
                <text:p>45578567</text:p>
              </table:table-cell>
            </table:table-row>
            <table:table-row>
              <table:table-cell office:value-type="float" office:value="7910">
                <text:p>7910</text:p>
              </table:table-cell>
              <table:table-cell office:value-type="float" office:value="32270515">
                <text:p>32270515</text:p>
              </table:table-cell>
            </table:table-row>
            <table:table-row>
              <table:table-cell office:value-type="float" office:value="7920">
                <text:p>7920</text:p>
              </table:table-cell>
              <table:table-cell office:value-type="float" office:value="40517917">
                <text:p>40517917</text:p>
              </table:table-cell>
            </table:table-row>
            <table:table-row>
              <table:table-cell office:value-type="float" office:value="7930">
                <text:p>7930</text:p>
              </table:table-cell>
              <table:table-cell office:value-type="float" office:value="40699624">
                <text:p>40699624</text:p>
              </table:table-cell>
            </table:table-row>
            <table:table-row>
              <table:table-cell office:value-type="float" office:value="7940">
                <text:p>7940</text:p>
              </table:table-cell>
              <table:table-cell office:value-type="float" office:value="42498540">
                <text:p>42498540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45747992">
                <text:p>45747992</text:p>
              </table:table-cell>
            </table:table-row>
            <table:table-row>
              <table:table-cell office:value-type="float" office:value="7960">
                <text:p>7960</text:p>
              </table:table-cell>
              <table:table-cell office:value-type="float" office:value="37789774">
                <text:p>37789774</text:p>
              </table:table-cell>
            </table:table-row>
            <table:table-row>
              <table:table-cell office:value-type="float" office:value="7970">
                <text:p>7970</text:p>
              </table:table-cell>
              <table:table-cell office:value-type="float" office:value="41115466">
                <text:p>41115466</text:p>
              </table:table-cell>
            </table:table-row>
            <table:table-row>
              <table:table-cell office:value-type="float" office:value="7980">
                <text:p>7980</text:p>
              </table:table-cell>
              <table:table-cell office:value-type="float" office:value="38435201">
                <text:p>38435201</text:p>
              </table:table-cell>
            </table:table-row>
            <table:table-row>
              <table:table-cell office:value-type="float" office:value="7990">
                <text:p>7990</text:p>
              </table:table-cell>
              <table:table-cell office:value-type="float" office:value="43240648">
                <text:p>432406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2447752">
                <text:p>32447752</text:p>
              </table:table-cell>
            </table:table-row>
            <table:table-row>
              <table:table-cell office:value-type="float" office:value="8010">
                <text:p>8010</text:p>
              </table:table-cell>
              <table:table-cell office:value-type="float" office:value="46248207">
                <text:p>46248207</text:p>
              </table:table-cell>
            </table:table-row>
            <table:table-row>
              <table:table-cell office:value-type="float" office:value="8020">
                <text:p>8020</text:p>
              </table:table-cell>
              <table:table-cell office:value-type="float" office:value="32853767">
                <text:p>32853767</text:p>
              </table:table-cell>
            </table:table-row>
            <table:table-row>
              <table:table-cell office:value-type="float" office:value="8030">
                <text:p>8030</text:p>
              </table:table-cell>
              <table:table-cell office:value-type="float" office:value="31410652">
                <text:p>31410652</text:p>
              </table:table-cell>
            </table:table-row>
            <table:table-row>
              <table:table-cell office:value-type="float" office:value="8040">
                <text:p>8040</text:p>
              </table:table-cell>
              <table:table-cell office:value-type="float" office:value="39886913">
                <text:p>39886913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8064345">
                <text:p>38064345</text:p>
              </table:table-cell>
            </table:table-row>
            <table:table-row>
              <table:table-cell office:value-type="float" office:value="8060">
                <text:p>8060</text:p>
              </table:table-cell>
              <table:table-cell office:value-type="float" office:value="41748518">
                <text:p>41748518</text:p>
              </table:table-cell>
            </table:table-row>
            <table:table-row>
              <table:table-cell office:value-type="float" office:value="8070">
                <text:p>8070</text:p>
              </table:table-cell>
              <table:table-cell office:value-type="float" office:value="45315563">
                <text:p>45315563</text:p>
              </table:table-cell>
            </table:table-row>
            <table:table-row>
              <table:table-cell office:value-type="float" office:value="8080">
                <text:p>8080</text:p>
              </table:table-cell>
              <table:table-cell office:value-type="float" office:value="31797550">
                <text:p>31797550</text:p>
              </table:table-cell>
            </table:table-row>
            <table:table-row>
              <table:table-cell office:value-type="float" office:value="8090">
                <text:p>8090</text:p>
              </table:table-cell>
              <table:table-cell office:value-type="float" office:value="35654788">
                <text:p>35654788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1930362">
                <text:p>31930362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37468180">
                <text:p>37468180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36229315">
                <text:p>36229315</text:p>
              </table:table-cell>
            </table:table-row>
            <table:table-row>
              <table:table-cell office:value-type="float" office:value="8130">
                <text:p>8130</text:p>
              </table:table-cell>
              <table:table-cell office:value-type="float" office:value="31186931">
                <text:p>31186931</text:p>
              </table:table-cell>
            </table:table-row>
            <table:table-row>
              <table:table-cell office:value-type="float" office:value="8140">
                <text:p>8140</text:p>
              </table:table-cell>
              <table:table-cell office:value-type="float" office:value="38477935">
                <text:p>38477935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1864217">
                <text:p>31864217</text:p>
              </table:table-cell>
            </table:table-row>
            <table:table-row>
              <table:table-cell office:value-type="float" office:value="8160">
                <text:p>8160</text:p>
              </table:table-cell>
              <table:table-cell office:value-type="float" office:value="37867870">
                <text:p>37867870</text:p>
              </table:table-cell>
            </table:table-row>
            <table:table-row>
              <table:table-cell office:value-type="float" office:value="8170">
                <text:p>8170</text:p>
              </table:table-cell>
              <table:table-cell office:value-type="float" office:value="41899338">
                <text:p>41899338</text:p>
              </table:table-cell>
            </table:table-row>
            <table:table-row>
              <table:table-cell office:value-type="float" office:value="8180">
                <text:p>8180</text:p>
              </table:table-cell>
              <table:table-cell office:value-type="float" office:value="41191439">
                <text:p>41191439</text:p>
              </table:table-cell>
            </table:table-row>
            <table:table-row>
              <table:table-cell office:value-type="float" office:value="8190">
                <text:p>8190</text:p>
              </table:table-cell>
              <table:table-cell office:value-type="float" office:value="35245636">
                <text:p>3524563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1210278">
                <text:p>31210278</text:p>
              </table:table-cell>
            </table:table-row>
            <table:table-row>
              <table:table-cell office:value-type="float" office:value="8210">
                <text:p>8210</text:p>
              </table:table-cell>
              <table:table-cell office:value-type="float" office:value="33384501">
                <text:p>33384501</text:p>
              </table:table-cell>
            </table:table-row>
            <table:table-row>
              <table:table-cell office:value-type="float" office:value="8220">
                <text:p>8220</text:p>
              </table:table-cell>
              <table:table-cell office:value-type="float" office:value="41712782">
                <text:p>41712782</text:p>
              </table:table-cell>
            </table:table-row>
            <table:table-row>
              <table:table-cell office:value-type="float" office:value="8230">
                <text:p>8230</text:p>
              </table:table-cell>
              <table:table-cell office:value-type="float" office:value="31622109">
                <text:p>31622109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28298907">
                <text:p>28298907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35235494">
                <text:p>35235494</text:p>
              </table:table-cell>
            </table:table-row>
            <table:table-row>
              <table:table-cell office:value-type="float" office:value="8260">
                <text:p>8260</text:p>
              </table:table-cell>
              <table:table-cell office:value-type="float" office:value="31899657">
                <text:p>31899657</text:p>
              </table:table-cell>
            </table:table-row>
            <table:table-row>
              <table:table-cell office:value-type="float" office:value="8270">
                <text:p>8270</text:p>
              </table:table-cell>
              <table:table-cell office:value-type="float" office:value="42112985">
                <text:p>42112985</text:p>
              </table:table-cell>
            </table:table-row>
            <table:table-row>
              <table:table-cell office:value-type="float" office:value="8280">
                <text:p>8280</text:p>
              </table:table-cell>
              <table:table-cell office:value-type="float" office:value="26571239">
                <text:p>26571239</text:p>
              </table:table-cell>
            </table:table-row>
            <table:table-row>
              <table:table-cell office:value-type="float" office:value="8290">
                <text:p>8290</text:p>
              </table:table-cell>
              <table:table-cell office:value-type="float" office:value="36325652">
                <text:p>3632565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41795359">
                <text:p>41795359</text:p>
              </table:table-cell>
            </table:table-row>
            <table:table-row>
              <table:table-cell office:value-type="float" office:value="8310">
                <text:p>8310</text:p>
              </table:table-cell>
              <table:table-cell office:value-type="float" office:value="31145175">
                <text:p>31145175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32593085">
                <text:p>32593085</text:p>
              </table:table-cell>
            </table:table-row>
            <table:table-row>
              <table:table-cell office:value-type="float" office:value="8330">
                <text:p>8330</text:p>
              </table:table-cell>
              <table:table-cell office:value-type="float" office:value="38102906">
                <text:p>38102906</text:p>
              </table:table-cell>
            </table:table-row>
            <table:table-row>
              <table:table-cell office:value-type="float" office:value="8340">
                <text:p>8340</text:p>
              </table:table-cell>
              <table:table-cell office:value-type="float" office:value="30251725">
                <text:p>30251725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42077183">
                <text:p>42077183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34661035">
                <text:p>34661035</text:p>
              </table:table-cell>
            </table:table-row>
            <table:table-row>
              <table:table-cell office:value-type="float" office:value="8370">
                <text:p>8370</text:p>
              </table:table-cell>
              <table:table-cell office:value-type="float" office:value="30379607">
                <text:p>30379607</text:p>
              </table:table-cell>
            </table:table-row>
            <table:table-row>
              <table:table-cell office:value-type="float" office:value="8380">
                <text:p>8380</text:p>
              </table:table-cell>
              <table:table-cell office:value-type="float" office:value="46037633">
                <text:p>46037633</text:p>
              </table:table-cell>
            </table:table-row>
            <table:table-row>
              <table:table-cell office:value-type="float" office:value="8390">
                <text:p>8390</text:p>
              </table:table-cell>
              <table:table-cell office:value-type="float" office:value="39199755">
                <text:p>3919975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8884971">
                <text:p>38884971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36654640">
                <text:p>36654640</text:p>
              </table:table-cell>
            </table:table-row>
            <table:table-row>
              <table:table-cell office:value-type="float" office:value="8420">
                <text:p>8420</text:p>
              </table:table-cell>
              <table:table-cell office:value-type="float" office:value="48682695">
                <text:p>48682695</text:p>
              </table:table-cell>
            </table:table-row>
            <table:table-row>
              <table:table-cell office:value-type="float" office:value="8430">
                <text:p>8430</text:p>
              </table:table-cell>
              <table:table-cell office:value-type="float" office:value="39691681">
                <text:p>39691681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41933505">
                <text:p>41933505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40795017">
                <text:p>40795017</text:p>
              </table:table-cell>
            </table:table-row>
            <table:table-row>
              <table:table-cell office:value-type="float" office:value="8460">
                <text:p>8460</text:p>
              </table:table-cell>
              <table:table-cell office:value-type="float" office:value="37381322">
                <text:p>37381322</text:p>
              </table:table-cell>
            </table:table-row>
            <table:table-row>
              <table:table-cell office:value-type="float" office:value="8470">
                <text:p>8470</text:p>
              </table:table-cell>
              <table:table-cell office:value-type="float" office:value="42284180">
                <text:p>42284180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34839647">
                <text:p>34839647</text:p>
              </table:table-cell>
            </table:table-row>
            <table:table-row>
              <table:table-cell office:value-type="float" office:value="8490">
                <text:p>8490</text:p>
              </table:table-cell>
              <table:table-cell office:value-type="float" office:value="30776659">
                <text:p>3077665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7501381">
                <text:p>47501381</text:p>
              </table:table-cell>
            </table:table-row>
            <table:table-row>
              <table:table-cell office:value-type="float" office:value="8510">
                <text:p>8510</text:p>
              </table:table-cell>
              <table:table-cell office:value-type="float" office:value="32619185">
                <text:p>32619185</text:p>
              </table:table-cell>
            </table:table-row>
            <table:table-row>
              <table:table-cell office:value-type="float" office:value="8520">
                <text:p>8520</text:p>
              </table:table-cell>
              <table:table-cell office:value-type="float" office:value="37577026">
                <text:p>37577026</text:p>
              </table:table-cell>
            </table:table-row>
            <table:table-row>
              <table:table-cell office:value-type="float" office:value="8530">
                <text:p>8530</text:p>
              </table:table-cell>
              <table:table-cell office:value-type="float" office:value="31566906">
                <text:p>31566906</text:p>
              </table:table-cell>
            </table:table-row>
            <table:table-row>
              <table:table-cell office:value-type="float" office:value="8540">
                <text:p>8540</text:p>
              </table:table-cell>
              <table:table-cell office:value-type="float" office:value="32063858">
                <text:p>32063858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35222460">
                <text:p>35222460</text:p>
              </table:table-cell>
            </table:table-row>
            <table:table-row>
              <table:table-cell office:value-type="float" office:value="8560">
                <text:p>8560</text:p>
              </table:table-cell>
              <table:table-cell office:value-type="float" office:value="32592853">
                <text:p>32592853</text:p>
              </table:table-cell>
            </table:table-row>
            <table:table-row>
              <table:table-cell office:value-type="float" office:value="8570">
                <text:p>8570</text:p>
              </table:table-cell>
              <table:table-cell office:value-type="float" office:value="32773572">
                <text:p>32773572</text:p>
              </table:table-cell>
            </table:table-row>
            <table:table-row>
              <table:table-cell office:value-type="float" office:value="8580">
                <text:p>8580</text:p>
              </table:table-cell>
              <table:table-cell office:value-type="float" office:value="39765145">
                <text:p>39765145</text:p>
              </table:table-cell>
            </table:table-row>
            <table:table-row>
              <table:table-cell office:value-type="float" office:value="8590">
                <text:p>8590</text:p>
              </table:table-cell>
              <table:table-cell office:value-type="float" office:value="30341850">
                <text:p>3034185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7564247">
                <text:p>37564247</text:p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32197752">
                <text:p>32197752</text:p>
              </table:table-cell>
            </table:table-row>
            <table:table-row>
              <table:table-cell office:value-type="float" office:value="8620">
                <text:p>8620</text:p>
              </table:table-cell>
              <table:table-cell office:value-type="float" office:value="36707120">
                <text:p>36707120</text:p>
              </table:table-cell>
            </table:table-row>
            <table:table-row>
              <table:table-cell office:value-type="float" office:value="8630">
                <text:p>8630</text:p>
              </table:table-cell>
              <table:table-cell office:value-type="float" office:value="39425024">
                <text:p>39425024</text:p>
              </table:table-cell>
            </table:table-row>
            <table:table-row>
              <table:table-cell office:value-type="float" office:value="8640">
                <text:p>8640</text:p>
              </table:table-cell>
              <table:table-cell office:value-type="float" office:value="33021669">
                <text:p>33021669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32036912">
                <text:p>32036912</text:p>
              </table:table-cell>
            </table:table-row>
            <table:table-row>
              <table:table-cell office:value-type="float" office:value="8660">
                <text:p>8660</text:p>
              </table:table-cell>
              <table:table-cell office:value-type="float" office:value="31891834">
                <text:p>31891834</text:p>
              </table:table-cell>
            </table:table-row>
            <table:table-row>
              <table:table-cell office:value-type="float" office:value="8670">
                <text:p>8670</text:p>
              </table:table-cell>
              <table:table-cell office:value-type="float" office:value="39391266">
                <text:p>39391266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35149600">
                <text:p>35149600</text:p>
              </table:table-cell>
            </table:table-row>
            <table:table-row>
              <table:table-cell office:value-type="float" office:value="8690">
                <text:p>8690</text:p>
              </table:table-cell>
              <table:table-cell office:value-type="float" office:value="37889991">
                <text:p>3788999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9929816">
                <text:p>29929816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30568946">
                <text:p>30568946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34692047">
                <text:p>34692047</text:p>
              </table:table-cell>
            </table:table-row>
            <table:table-row>
              <table:table-cell office:value-type="float" office:value="8730">
                <text:p>8730</text:p>
              </table:table-cell>
              <table:table-cell office:value-type="float" office:value="29176074">
                <text:p>29176074</text:p>
              </table:table-cell>
            </table:table-row>
            <table:table-row>
              <table:table-cell office:value-type="float" office:value="8740">
                <text:p>8740</text:p>
              </table:table-cell>
              <table:table-cell office:value-type="float" office:value="37102768">
                <text:p>37102768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32676932">
                <text:p>32676932</text:p>
              </table:table-cell>
            </table:table-row>
            <table:table-row>
              <table:table-cell office:value-type="float" office:value="8760">
                <text:p>8760</text:p>
              </table:table-cell>
              <table:table-cell office:value-type="float" office:value="34612856">
                <text:p>34612856</text:p>
              </table:table-cell>
            </table:table-row>
            <table:table-row>
              <table:table-cell office:value-type="float" office:value="8770">
                <text:p>8770</text:p>
              </table:table-cell>
              <table:table-cell office:value-type="float" office:value="48004414">
                <text:p>48004414</text:p>
              </table:table-cell>
            </table:table-row>
            <table:table-row>
              <table:table-cell office:value-type="float" office:value="8780">
                <text:p>8780</text:p>
              </table:table-cell>
              <table:table-cell office:value-type="float" office:value="27237683">
                <text:p>27237683</text:p>
              </table:table-cell>
            </table:table-row>
            <table:table-row>
              <table:table-cell office:value-type="float" office:value="8790">
                <text:p>8790</text:p>
              </table:table-cell>
              <table:table-cell office:value-type="float" office:value="34875816">
                <text:p>3487581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5353097">
                <text:p>35353097</text:p>
              </table:table-cell>
            </table:table-row>
            <table:table-row>
              <table:table-cell office:value-type="float" office:value="8810">
                <text:p>8810</text:p>
              </table:table-cell>
              <table:table-cell office:value-type="float" office:value="31195089">
                <text:p>31195089</text:p>
              </table:table-cell>
            </table:table-row>
            <table:table-row>
              <table:table-cell office:value-type="float" office:value="8820">
                <text:p>8820</text:p>
              </table:table-cell>
              <table:table-cell office:value-type="float" office:value="32076245">
                <text:p>32076245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40989411">
                <text:p>40989411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35143134">
                <text:p>35143134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36890320">
                <text:p>36890320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29995513">
                <text:p>29995513</text:p>
              </table:table-cell>
            </table:table-row>
            <table:table-row>
              <table:table-cell office:value-type="float" office:value="8870">
                <text:p>8870</text:p>
              </table:table-cell>
              <table:table-cell office:value-type="float" office:value="32880226">
                <text:p>32880226</text:p>
              </table:table-cell>
            </table:table-row>
            <table:table-row>
              <table:table-cell office:value-type="float" office:value="8880">
                <text:p>8880</text:p>
              </table:table-cell>
              <table:table-cell office:value-type="float" office:value="33202805">
                <text:p>33202805</text:p>
              </table:table-cell>
            </table:table-row>
            <table:table-row>
              <table:table-cell office:value-type="float" office:value="8890">
                <text:p>8890</text:p>
              </table:table-cell>
              <table:table-cell office:value-type="float" office:value="30267178">
                <text:p>3026717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36382781">
                <text:p>36382781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31359408">
                <text:p>31359408</text:p>
              </table:table-cell>
            </table:table-row>
            <table:table-row>
              <table:table-cell office:value-type="float" office:value="8920">
                <text:p>8920</text:p>
              </table:table-cell>
              <table:table-cell office:value-type="float" office:value="27454218">
                <text:p>27454218</text:p>
              </table:table-cell>
            </table:table-row>
            <table:table-row>
              <table:table-cell office:value-type="float" office:value="8930">
                <text:p>8930</text:p>
              </table:table-cell>
              <table:table-cell office:value-type="float" office:value="40248013">
                <text:p>40248013</text:p>
              </table:table-cell>
            </table:table-row>
            <table:table-row>
              <table:table-cell office:value-type="float" office:value="8940">
                <text:p>8940</text:p>
              </table:table-cell>
              <table:table-cell office:value-type="float" office:value="34827996">
                <text:p>34827996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41391136">
                <text:p>41391136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37895382">
                <text:p>37895382</text:p>
              </table:table-cell>
            </table:table-row>
            <table:table-row>
              <table:table-cell office:value-type="float" office:value="8970">
                <text:p>8970</text:p>
              </table:table-cell>
              <table:table-cell office:value-type="float" office:value="39100955">
                <text:p>39100955</text:p>
              </table:table-cell>
            </table:table-row>
            <table:table-row>
              <table:table-cell office:value-type="float" office:value="8980">
                <text:p>8980</text:p>
              </table:table-cell>
              <table:table-cell office:value-type="float" office:value="39951379">
                <text:p>39951379</text:p>
              </table:table-cell>
            </table:table-row>
            <table:table-row>
              <table:table-cell office:value-type="float" office:value="8990">
                <text:p>8990</text:p>
              </table:table-cell>
              <table:table-cell office:value-type="float" office:value="37671978">
                <text:p>376719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8620805">
                <text:p>38620805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39548287">
                <text:p>39548287</text:p>
              </table:table-cell>
            </table:table-row>
            <table:table-row>
              <table:table-cell office:value-type="float" office:value="9020">
                <text:p>9020</text:p>
              </table:table-cell>
              <table:table-cell office:value-type="float" office:value="29761506">
                <text:p>29761506</text:p>
              </table:table-cell>
            </table:table-row>
            <table:table-row>
              <table:table-cell office:value-type="float" office:value="9030">
                <text:p>9030</text:p>
              </table:table-cell>
              <table:table-cell office:value-type="float" office:value="44297782">
                <text:p>44297782</text:p>
              </table:table-cell>
            </table:table-row>
            <table:table-row>
              <table:table-cell office:value-type="float" office:value="9040">
                <text:p>9040</text:p>
              </table:table-cell>
              <table:table-cell office:value-type="float" office:value="35006482">
                <text:p>35006482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33823901">
                <text:p>33823901</text:p>
              </table:table-cell>
            </table:table-row>
            <table:table-row>
              <table:table-cell office:value-type="float" office:value="9060">
                <text:p>9060</text:p>
              </table:table-cell>
              <table:table-cell office:value-type="float" office:value="45007454">
                <text:p>45007454</text:p>
              </table:table-cell>
            </table:table-row>
            <table:table-row>
              <table:table-cell office:value-type="float" office:value="9070">
                <text:p>9070</text:p>
              </table:table-cell>
              <table:table-cell office:value-type="float" office:value="30003767">
                <text:p>30003767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37850137">
                <text:p>37850137</text:p>
              </table:table-cell>
            </table:table-row>
            <table:table-row>
              <table:table-cell office:value-type="float" office:value="9090">
                <text:p>9090</text:p>
              </table:table-cell>
              <table:table-cell office:value-type="float" office:value="41155551">
                <text:p>41155551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37819885">
                <text:p>37819885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38457292">
                <text:p>38457292</text:p>
              </table:table-cell>
            </table:table-row>
            <table:table-row>
              <table:table-cell office:value-type="float" office:value="9120">
                <text:p>9120</text:p>
              </table:table-cell>
              <table:table-cell office:value-type="float" office:value="40281012">
                <text:p>40281012</text:p>
              </table:table-cell>
            </table:table-row>
            <table:table-row>
              <table:table-cell office:value-type="float" office:value="9130">
                <text:p>9130</text:p>
              </table:table-cell>
              <table:table-cell office:value-type="float" office:value="34821672">
                <text:p>34821672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41909950">
                <text:p>41909950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44861194">
                <text:p>44861194</text:p>
              </table:table-cell>
            </table:table-row>
            <table:table-row>
              <table:table-cell office:value-type="float" office:value="9160">
                <text:p>9160</text:p>
              </table:table-cell>
              <table:table-cell office:value-type="float" office:value="41363255">
                <text:p>41363255</text:p>
              </table:table-cell>
            </table:table-row>
            <table:table-row>
              <table:table-cell office:value-type="float" office:value="9170">
                <text:p>9170</text:p>
              </table:table-cell>
              <table:table-cell office:value-type="float" office:value="31139819">
                <text:p>31139819</text:p>
              </table:table-cell>
            </table:table-row>
            <table:table-row>
              <table:table-cell office:value-type="float" office:value="9180">
                <text:p>9180</text:p>
              </table:table-cell>
              <table:table-cell office:value-type="float" office:value="40794177">
                <text:p>40794177</text:p>
              </table:table-cell>
            </table:table-row>
            <table:table-row>
              <table:table-cell office:value-type="float" office:value="9190">
                <text:p>9190</text:p>
              </table:table-cell>
              <table:table-cell office:value-type="float" office:value="31550550">
                <text:p>3155055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7496527">
                <text:p>47496527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33329559">
                <text:p>33329559</text:p>
              </table:table-cell>
            </table:table-row>
            <table:table-row>
              <table:table-cell office:value-type="float" office:value="9220">
                <text:p>9220</text:p>
              </table:table-cell>
              <table:table-cell office:value-type="float" office:value="53352687">
                <text:p>53352687</text:p>
              </table:table-cell>
            </table:table-row>
            <table:table-row>
              <table:table-cell office:value-type="float" office:value="9230">
                <text:p>9230</text:p>
              </table:table-cell>
              <table:table-cell office:value-type="float" office:value="41364046">
                <text:p>41364046</text:p>
              </table:table-cell>
            </table:table-row>
            <table:table-row>
              <table:table-cell office:value-type="float" office:value="9240">
                <text:p>9240</text:p>
              </table:table-cell>
              <table:table-cell office:value-type="float" office:value="48364194">
                <text:p>4836419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33419932">
                <text:p>33419932</text:p>
              </table:table-cell>
            </table:table-row>
            <table:table-row>
              <table:table-cell office:value-type="float" office:value="9260">
                <text:p>9260</text:p>
              </table:table-cell>
              <table:table-cell office:value-type="float" office:value="28022539">
                <text:p>28022539</text:p>
              </table:table-cell>
            </table:table-row>
            <table:table-row>
              <table:table-cell office:value-type="float" office:value="9270">
                <text:p>9270</text:p>
              </table:table-cell>
              <table:table-cell office:value-type="float" office:value="36704118">
                <text:p>36704118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31332396">
                <text:p>31332396</text:p>
              </table:table-cell>
            </table:table-row>
            <table:table-row>
              <table:table-cell office:value-type="float" office:value="9290">
                <text:p>9290</text:p>
              </table:table-cell>
              <table:table-cell office:value-type="float" office:value="28543031">
                <text:p>2854303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6083590">
                <text:p>36083590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34022266">
                <text:p>34022266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38075170">
                <text:p>38075170</text:p>
              </table:table-cell>
            </table:table-row>
            <table:table-row>
              <table:table-cell office:value-type="float" office:value="9330">
                <text:p>9330</text:p>
              </table:table-cell>
              <table:table-cell office:value-type="float" office:value="40181919">
                <text:p>40181919</text:p>
              </table:table-cell>
            </table:table-row>
            <table:table-row>
              <table:table-cell office:value-type="float" office:value="9340">
                <text:p>9340</text:p>
              </table:table-cell>
              <table:table-cell office:value-type="float" office:value="48193336">
                <text:p>48193336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39336883">
                <text:p>39336883</text:p>
              </table:table-cell>
            </table:table-row>
            <table:table-row>
              <table:table-cell office:value-type="float" office:value="9360">
                <text:p>9360</text:p>
              </table:table-cell>
              <table:table-cell office:value-type="float" office:value="38949457">
                <text:p>38949457</text:p>
              </table:table-cell>
            </table:table-row>
            <table:table-row>
              <table:table-cell office:value-type="float" office:value="9370">
                <text:p>9370</text:p>
              </table:table-cell>
              <table:table-cell office:value-type="float" office:value="42376734">
                <text:p>42376734</text:p>
              </table:table-cell>
            </table:table-row>
            <table:table-row>
              <table:table-cell office:value-type="float" office:value="9380">
                <text:p>9380</text:p>
              </table:table-cell>
              <table:table-cell office:value-type="float" office:value="36533451">
                <text:p>36533451</text:p>
              </table:table-cell>
            </table:table-row>
            <table:table-row>
              <table:table-cell office:value-type="float" office:value="9390">
                <text:p>9390</text:p>
              </table:table-cell>
              <table:table-cell office:value-type="float" office:value="30625639">
                <text:p>3062563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41992221">
                <text:p>41992221</text:p>
              </table:table-cell>
            </table:table-row>
            <table:table-row>
              <table:table-cell office:value-type="float" office:value="9410">
                <text:p>9410</text:p>
              </table:table-cell>
              <table:table-cell office:value-type="float" office:value="32372214">
                <text:p>32372214</text:p>
              </table:table-cell>
            </table:table-row>
            <table:table-row>
              <table:table-cell office:value-type="float" office:value="9420">
                <text:p>9420</text:p>
              </table:table-cell>
              <table:table-cell office:value-type="float" office:value="32822700">
                <text:p>32822700</text:p>
              </table:table-cell>
            </table:table-row>
            <table:table-row>
              <table:table-cell office:value-type="float" office:value="9430">
                <text:p>9430</text:p>
              </table:table-cell>
              <table:table-cell office:value-type="float" office:value="38450015">
                <text:p>38450015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27534621">
                <text:p>27534621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31854946">
                <text:p>31854946</text:p>
              </table:table-cell>
            </table:table-row>
            <table:table-row>
              <table:table-cell office:value-type="float" office:value="9460">
                <text:p>9460</text:p>
              </table:table-cell>
              <table:table-cell office:value-type="float" office:value="33220397">
                <text:p>33220397</text:p>
              </table:table-cell>
            </table:table-row>
            <table:table-row>
              <table:table-cell office:value-type="float" office:value="9470">
                <text:p>9470</text:p>
              </table:table-cell>
              <table:table-cell office:value-type="float" office:value="30667170">
                <text:p>30667170</text:p>
              </table:table-cell>
            </table:table-row>
            <table:table-row>
              <table:table-cell office:value-type="float" office:value="9480">
                <text:p>9480</text:p>
              </table:table-cell>
              <table:table-cell office:value-type="float" office:value="36081491">
                <text:p>36081491</text:p>
              </table:table-cell>
            </table:table-row>
            <table:table-row>
              <table:table-cell office:value-type="float" office:value="9490">
                <text:p>9490</text:p>
              </table:table-cell>
              <table:table-cell office:value-type="float" office:value="35393639">
                <text:p>3539363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8954494">
                <text:p>28954494</text:p>
              </table:table-cell>
            </table:table-row>
            <table:table-row>
              <table:table-cell office:value-type="float" office:value="9510">
                <text:p>9510</text:p>
              </table:table-cell>
              <table:table-cell office:value-type="float" office:value="35352666">
                <text:p>35352666</text:p>
              </table:table-cell>
            </table:table-row>
            <table:table-row>
              <table:table-cell office:value-type="float" office:value="9520">
                <text:p>9520</text:p>
              </table:table-cell>
              <table:table-cell office:value-type="float" office:value="39615417">
                <text:p>39615417</text:p>
              </table:table-cell>
            </table:table-row>
            <table:table-row>
              <table:table-cell office:value-type="float" office:value="9530">
                <text:p>9530</text:p>
              </table:table-cell>
              <table:table-cell office:value-type="float" office:value="50077044">
                <text:p>50077044</text:p>
              </table:table-cell>
            </table:table-row>
            <table:table-row>
              <table:table-cell office:value-type="float" office:value="9540">
                <text:p>9540</text:p>
              </table:table-cell>
              <table:table-cell office:value-type="float" office:value="41958248">
                <text:p>41958248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36771184">
                <text:p>36771184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45185624">
                <text:p>45185624</text:p>
              </table:table-cell>
            </table:table-row>
            <table:table-row>
              <table:table-cell office:value-type="float" office:value="9570">
                <text:p>9570</text:p>
              </table:table-cell>
              <table:table-cell office:value-type="float" office:value="34819298">
                <text:p>34819298</text:p>
              </table:table-cell>
            </table:table-row>
            <table:table-row>
              <table:table-cell office:value-type="float" office:value="9580">
                <text:p>9580</text:p>
              </table:table-cell>
              <table:table-cell office:value-type="float" office:value="46296034">
                <text:p>46296034</text:p>
              </table:table-cell>
            </table:table-row>
            <table:table-row>
              <table:table-cell office:value-type="float" office:value="9590">
                <text:p>9590</text:p>
              </table:table-cell>
              <table:table-cell office:value-type="float" office:value="37971057">
                <text:p>37971057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5453729">
                <text:p>45453729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39822403">
                <text:p>39822403</text:p>
              </table:table-cell>
            </table:table-row>
            <table:table-row>
              <table:table-cell office:value-type="float" office:value="9620">
                <text:p>9620</text:p>
              </table:table-cell>
              <table:table-cell office:value-type="float" office:value="41318743">
                <text:p>41318743</text:p>
              </table:table-cell>
            </table:table-row>
            <table:table-row>
              <table:table-cell office:value-type="float" office:value="9630">
                <text:p>9630</text:p>
              </table:table-cell>
              <table:table-cell office:value-type="float" office:value="45809880">
                <text:p>45809880</text:p>
              </table:table-cell>
            </table:table-row>
            <table:table-row>
              <table:table-cell office:value-type="float" office:value="9640">
                <text:p>9640</text:p>
              </table:table-cell>
              <table:table-cell office:value-type="float" office:value="47139766">
                <text:p>4713976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49855846">
                <text:p>49855846</text:p>
              </table:table-cell>
            </table:table-row>
            <table:table-row>
              <table:table-cell office:value-type="float" office:value="9660">
                <text:p>9660</text:p>
              </table:table-cell>
              <table:table-cell office:value-type="float" office:value="48146540">
                <text:p>48146540</text:p>
              </table:table-cell>
            </table:table-row>
            <table:table-row>
              <table:table-cell office:value-type="float" office:value="9670">
                <text:p>9670</text:p>
              </table:table-cell>
              <table:table-cell office:value-type="float" office:value="49867658">
                <text:p>49867658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43321999">
                <text:p>43321999</text:p>
              </table:table-cell>
            </table:table-row>
            <table:table-row>
              <table:table-cell office:value-type="float" office:value="9690">
                <text:p>9690</text:p>
              </table:table-cell>
              <table:table-cell office:value-type="float" office:value="32165122">
                <text:p>32165122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5785880">
                <text:p>25785880</text:p>
              </table:table-cell>
            </table:table-row>
            <table:table-row>
              <table:table-cell office:value-type="float" office:value="9710">
                <text:p>9710</text:p>
              </table:table-cell>
              <table:table-cell office:value-type="float" office:value="30962037">
                <text:p>30962037</text:p>
              </table:table-cell>
            </table:table-row>
            <table:table-row>
              <table:table-cell office:value-type="float" office:value="9720">
                <text:p>9720</text:p>
              </table:table-cell>
              <table:table-cell office:value-type="float" office:value="31066756">
                <text:p>31066756</text:p>
              </table:table-cell>
            </table:table-row>
            <table:table-row>
              <table:table-cell office:value-type="float" office:value="9730">
                <text:p>9730</text:p>
              </table:table-cell>
              <table:table-cell office:value-type="float" office:value="25181842">
                <text:p>25181842</text:p>
              </table:table-cell>
            </table:table-row>
            <table:table-row>
              <table:table-cell office:value-type="float" office:value="9740">
                <text:p>9740</text:p>
              </table:table-cell>
              <table:table-cell office:value-type="float" office:value="31123963">
                <text:p>3112396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31492853">
                <text:p>31492853</text:p>
              </table:table-cell>
            </table:table-row>
            <table:table-row>
              <table:table-cell office:value-type="float" office:value="9760">
                <text:p>9760</text:p>
              </table:table-cell>
              <table:table-cell office:value-type="float" office:value="31433612">
                <text:p>31433612</text:p>
              </table:table-cell>
            </table:table-row>
            <table:table-row>
              <table:table-cell office:value-type="float" office:value="9770">
                <text:p>9770</text:p>
              </table:table-cell>
              <table:table-cell office:value-type="float" office:value="47648591">
                <text:p>47648591</text:p>
              </table:table-cell>
            </table:table-row>
            <table:table-row>
              <table:table-cell office:value-type="float" office:value="9780">
                <text:p>9780</text:p>
              </table:table-cell>
              <table:table-cell office:value-type="float" office:value="47746289">
                <text:p>47746289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37196662">
                <text:p>3719666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51544656">
                <text:p>51544656</text:p>
              </table:table-cell>
            </table:table-row>
            <table:table-row>
              <table:table-cell office:value-type="float" office:value="9810">
                <text:p>9810</text:p>
              </table:table-cell>
              <table:table-cell office:value-type="float" office:value="36553731">
                <text:p>36553731</text:p>
              </table:table-cell>
            </table:table-row>
            <table:table-row>
              <table:table-cell office:value-type="float" office:value="9820">
                <text:p>9820</text:p>
              </table:table-cell>
              <table:table-cell office:value-type="float" office:value="53403235">
                <text:p>53403235</text:p>
              </table:table-cell>
            </table:table-row>
            <table:table-row>
              <table:table-cell office:value-type="float" office:value="9830">
                <text:p>9830</text:p>
              </table:table-cell>
              <table:table-cell office:value-type="float" office:value="29841761">
                <text:p>29841761</text:p>
              </table:table-cell>
            </table:table-row>
            <table:table-row>
              <table:table-cell office:value-type="float" office:value="9840">
                <text:p>9840</text:p>
              </table:table-cell>
              <table:table-cell office:value-type="float" office:value="52787780">
                <text:p>52787780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31999860">
                <text:p>31999860</text:p>
              </table:table-cell>
            </table:table-row>
            <table:table-row>
              <table:table-cell office:value-type="float" office:value="9860">
                <text:p>9860</text:p>
              </table:table-cell>
              <table:table-cell office:value-type="float" office:value="49649331">
                <text:p>49649331</text:p>
              </table:table-cell>
            </table:table-row>
            <table:table-row>
              <table:table-cell office:value-type="float" office:value="9870">
                <text:p>9870</text:p>
              </table:table-cell>
              <table:table-cell office:value-type="float" office:value="35882486">
                <text:p>35882486</text:p>
              </table:table-cell>
            </table:table-row>
            <table:table-row>
              <table:table-cell office:value-type="float" office:value="9880">
                <text:p>9880</text:p>
              </table:table-cell>
              <table:table-cell office:value-type="float" office:value="47514452">
                <text:p>47514452</text:p>
              </table:table-cell>
            </table:table-row>
            <table:table-row>
              <table:table-cell office:value-type="float" office:value="9890">
                <text:p>9890</text:p>
              </table:table-cell>
              <table:table-cell office:value-type="float" office:value="37216682">
                <text:p>3721668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41822792">
                <text:p>41822792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41615787">
                <text:p>41615787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46163420">
                <text:p>46163420</text:p>
              </table:table-cell>
            </table:table-row>
            <table:table-row>
              <table:table-cell office:value-type="float" office:value="9930">
                <text:p>9930</text:p>
              </table:table-cell>
              <table:table-cell office:value-type="float" office:value="52178338">
                <text:p>52178338</text:p>
              </table:table-cell>
            </table:table-row>
            <table:table-row>
              <table:table-cell office:value-type="float" office:value="9940">
                <text:p>9940</text:p>
              </table:table-cell>
              <table:table-cell office:value-type="float" office:value="46414303">
                <text:p>46414303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45525680">
                <text:p>45525680</text:p>
              </table:table-cell>
            </table:table-row>
            <table:table-row>
              <table:table-cell office:value-type="float" office:value="9960">
                <text:p>9960</text:p>
              </table:table-cell>
              <table:table-cell office:value-type="float" office:value="51972194">
                <text:p>51972194</text:p>
              </table:table-cell>
            </table:table-row>
            <table:table-row>
              <table:table-cell office:value-type="float" office:value="9970">
                <text:p>9970</text:p>
              </table:table-cell>
              <table:table-cell office:value-type="float" office:value="40098307">
                <text:p>40098307</text:p>
              </table:table-cell>
            </table:table-row>
            <table:table-row>
              <table:table-cell office:value-type="float" office:value="9980">
                <text:p>9980</text:p>
              </table:table-cell>
              <table:table-cell office:value-type="float" office:value="43076471">
                <text:p>43076471</text:p>
              </table:table-cell>
            </table:table-row>
            <table:table-row>
              <table:table-cell office:value-type="float" office:value="9990">
                <text:p>9990</text:p>
              </table:table-cell>
              <table:table-cell office:value-type="float" office:value="46119321">
                <text:p>46119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